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Ubuntu" svg:font-family="Ubuntu"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Cambria Math" svg:font-family="'Cambria Math'"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Ubuntu1" svg:font-family="Ubuntu" style:font-family-generic="swiss" style:font-pitch="variable"/>
  </office:font-face-decls>
  <office:automatic-styles>
    <style:style style:name="Tableau18" style:family="table">
      <style:table-properties style:width="6.3035in" table:align="margins" style:writing-mode="lr-tb"/>
    </style:style>
    <style:style style:name="Tableau18.A" style:family="table-column">
      <style:table-column-properties style:column-width="6.3035in" style:rel-column-width="65535*"/>
    </style:style>
    <style:style style:name="Tableau18.A1" style:family="table-cell">
      <style:table-cell-properties fo:padding="0in" fo:border="none"/>
    </style:style>
    <style:style style:name="Tableau18.2" style:family="table-row">
      <style:table-row-properties style:min-row-height="4.7451in"/>
    </style:style>
    <style:style style:name="Tableau18.A2" style:family="table-cell">
      <style:table-cell-properties fo:padding="0.0382in" fo:border-left="0.0007in solid #000000" fo:border-right="0.0007in solid #000000" fo:border-top="none" fo:border-bottom="0.0007in solid #000000"/>
    </style:style>
    <style:style style:name="Tableau1" style:family="table">
      <style:table-properties style:width="6.2938in" fo:margin-left="0.0153in" fo:margin-right="-0.0056in" table:align="margins" style:writing-mode="lr-tb"/>
    </style:style>
    <style:style style:name="Tableau1.A" style:family="table-column">
      <style:table-column-properties style:column-width="1.3639in" style:rel-column-width="1964*"/>
    </style:style>
    <style:style style:name="Tableau1.B" style:family="table-column">
      <style:table-column-properties style:column-width="4.9299in" style:rel-column-width="7099*"/>
    </style:style>
    <style:style style:name="Tableau1.1" style:family="table-row">
      <style:table-row-properties style:min-row-height="0.25in"/>
    </style:style>
    <style:style style:name="Tableau1.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au1.B1" style:family="table-cell">
      <style:table-cell-properties style:vertical-align="top" fo:padding-left="0.0486in" fo:padding-right="0.0486in" fo:padding-top="0in" fo:padding-bottom="0in" fo:border="0.0007in solid #000000"/>
    </style:style>
    <style:style style:name="Tableau1.2" style:family="table-row">
      <style:table-row-properties style:min-row-height="0.5139in"/>
    </style:style>
    <style:style style:name="Tableau1.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au1.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au1.3" style:family="table-row">
      <style:table-row-properties style:min-row-height="0.2125in"/>
    </style:style>
    <style:style style:name="Tableau1.4" style:family="table-row">
      <style:table-row-properties style:min-row-height="0.3826in"/>
    </style:style>
    <style:style style:name="Tableau1.5" style:family="table-row">
      <style:table-row-properties style:min-row-height="0.2778in"/>
    </style:style>
    <style:style style:name="Tableau14" style:family="table">
      <style:table-properties style:width="6.2993in" fo:margin-left="0.0049in" fo:margin-right="-0.0007in" table:align="margins" style:writing-mode="lr-tb"/>
    </style:style>
    <style:style style:name="Tableau14.A" style:family="table-column">
      <style:table-column-properties style:column-width="0.9563in" style:rel-column-width="1377*"/>
    </style:style>
    <style:style style:name="Tableau14.B" style:family="table-column">
      <style:table-column-properties style:column-width="1.2146in" style:rel-column-width="1749*"/>
    </style:style>
    <style:style style:name="Tableau14.C" style:family="table-column">
      <style:table-column-properties style:column-width="4.1285in" style:rel-column-width="5945*"/>
    </style:style>
    <style:style style:name="Tableau14.1" style:family="table-row">
      <style:table-row-properties style:min-row-height="0.25in"/>
    </style:style>
    <style:style style:name="Tableau14.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au14.C1" style:family="table-cell">
      <style:table-cell-properties style:vertical-align="top" fo:padding-left="0.0486in" fo:padding-right="0.0486in" fo:padding-top="0in" fo:padding-bottom="0in" fo:border="0.0007in solid #000000"/>
    </style:style>
    <style:style style:name="Tableau14.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au14.C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au14.3" style:family="table-row">
      <style:table-row-properties style:min-row-height="0.2326in"/>
    </style:style>
    <style:style style:name="Tableau14.A4" style:family="table-cell">
      <style:table-cell-properties fo:padding-left="0.0486in" fo:padding-right="0.0486in" fo:padding-top="0in" fo:padding-bottom="0in" fo:border-left="0.0007in solid #000000" fo:border-right="none" fo:border-top="none" fo:border-bottom="0.0007in solid #000000"/>
    </style:style>
    <style:style style:name="Tableau14.C4" style:family="table-cell">
      <style:table-cell-properties fo:padding-left="0.0486in" fo:padding-right="0.0486in" fo:padding-top="0in" fo:padding-bottom="0in" fo:border-left="0.0007in solid #000000" fo:border-right="0.0007in solid #000000" fo:border-top="none" fo:border-bottom="0.0007in solid #000000"/>
    </style:style>
    <style:style style:name="Table2" style:family="table">
      <style:table-properties style:width="6.3049in" fo:margin-left="0in" fo:margin-right="-0.0014in" table:align="margins" style:writing-mode="lr-tb"/>
    </style:style>
    <style:style style:name="Table2.A" style:family="table-column">
      <style:table-column-properties style:column-width="2.1382in" style:rel-column-width="3079*"/>
    </style:style>
    <style:style style:name="Table2.B" style:family="table-column">
      <style:table-column-properties style:column-width="1.1951in" style:rel-column-width="1721*"/>
    </style:style>
    <style:style style:name="Table2.C" style:family="table-column">
      <style:table-column-properties style:column-width="2.9715in" style:rel-column-width="427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au2" style:family="table">
      <style:table-properties style:width="6.3049in" fo:margin-left="0in" fo:margin-right="-0.0014in" table:align="margins" style:writing-mode="lr-tb"/>
    </style:style>
    <style:style style:name="Tableau2.A" style:family="table-column">
      <style:table-column-properties style:column-width="2.1493in" style:rel-column-width="3095*"/>
    </style:style>
    <style:style style:name="Tableau2.B" style:family="table-column">
      <style:table-column-properties style:column-width="1.1729in" style:rel-column-width="1689*"/>
    </style:style>
    <style:style style:name="Tableau2.C" style:family="table-column">
      <style:table-column-properties style:column-width="2.9826in" style:rel-column-width="4295*"/>
    </style:style>
    <style:style style:name="Tableau2.A1" style:family="table-cell">
      <style:table-cell-properties fo:padding="0.0382in" fo:border-left="0.0007in solid #000000" fo:border-right="none" fo:border-top="0.0007in solid #000000" fo:border-bottom="0.0007in solid #000000"/>
    </style:style>
    <style:style style:name="Tableau2.C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fo:padding="0.0382in" fo:border-left="0.0007in solid #000000" fo:border-right="0.0007in solid #000000" fo:border-top="none" fo:border-bottom="0.0007in solid #000000"/>
    </style:style>
    <style:style style:name="Tableau2.7" style:family="table-row">
      <style:table-row-properties style:min-row-height="0.7542in"/>
    </style:style>
    <style:style style:name="P1" style:family="paragraph" style:parent-style-name="Standard">
      <style:paragraph-properties fo:text-align="center" style:justify-single-word="false"/>
      <style:text-properties fo:font-size="26pt" style:letter-kerning="true" style:font-size-asian="26pt"/>
    </style:style>
    <style:style style:name="P2" style:family="paragraph" style:parent-style-name="Standard">
      <style:paragraph-properties fo:text-align="center" style:justify-single-word="false"/>
      <style:text-properties fo:font-size="14pt" style:letter-kerning="true" style:font-size-asian="14pt" style:font-size-complex="14pt"/>
    </style:style>
    <style:style style:name="P3" style:family="paragraph" style:parent-style-name="Standard">
      <style:paragraph-properties fo:text-align="center" style:justify-single-word="false"/>
      <style:text-properties fo:font-size="14pt" fo:font-style="italic" style:letter-kerning="true" style:font-size-asian="14pt" style:font-style-asian="italic" style:font-size-complex="14pt" style:font-style-complex="italic"/>
    </style:style>
    <style:style style:name="P4" style:family="paragraph" style:parent-style-name="Standard">
      <style:text-properties fo:font-style="italic" style:font-style-asian="italic"/>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start" style:justify-single-word="false"/>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style:font-style-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Calibri1"/>
    </style:style>
    <style:style style:name="P14" style:family="paragraph" style:parent-style-name="Standard">
      <style:paragraph-properties fo:text-align="justify" style:justify-single-word="false"/>
      <style:text-properties officeooo:rsid="002180b9"/>
    </style:style>
    <style:style style:name="P15" style:family="paragraph" style:parent-style-name="Standard">
      <style:paragraph-properties fo:text-align="justify" style:justify-single-word="false"/>
      <style:text-properties officeooo:rsid="00250a56"/>
    </style:style>
    <style:style style:name="P16" style:family="paragraph" style:parent-style-name="Standard">
      <style:paragraph-properties fo:text-align="justify" style:justify-single-word="false"/>
      <style:text-properties officeooo:rsid="002f1c1b"/>
    </style:style>
    <style:style style:name="P17" style:family="paragraph" style:parent-style-name="Standard">
      <style:paragraph-properties fo:text-align="justify" style:justify-single-word="false"/>
      <style:text-properties officeooo:rsid="00281fd7"/>
    </style:style>
    <style:style style:name="P18" style:family="paragraph" style:parent-style-name="Text_20_body_20_comment">
      <style:text-properties fo:font-style="italic" style:font-style-asian="italic"/>
    </style:style>
    <style:style style:name="P19" style:family="paragraph" style:parent-style-name="Table_20_Heading">
      <style:paragraph-properties fo:background-color="#ccccff">
        <style:background-image/>
      </style:paragraph-properties>
    </style:style>
    <style:style style:name="P20" style:family="paragraph" style:parent-style-name="Standard">
      <style:paragraph-properties fo:keep-with-next="always"/>
      <style:text-properties fo:font-weight="bold" style:font-weight-asian="bold"/>
    </style:style>
    <style:style style:name="P21" style:family="paragraph" style:parent-style-name="WW-Corps_20_de_20_texte_20_3">
      <style:paragraph-properties fo:margin-left="0.5in" fo:margin-right="0in" fo:text-indent="-0.5in" style:auto-text-indent="false" style:text-autospace="ideograph-alpha"/>
    </style:style>
    <style:style style:name="P22" style:family="paragraph" style:parent-style-name="Standard">
      <style:paragraph-properties fo:margin-left="0.4in" fo:margin-right="0in" fo:text-indent="-0.4in" style:auto-text-indent="false"/>
    </style:style>
    <style:style style:name="P23" style:family="paragraph" style:parent-style-name="Standard">
      <style:paragraph-properties fo:margin-left="0.4in" fo:margin-right="0in" fo:text-indent="-0.4in" style:auto-text-indent="false"/>
      <style:text-properties fo:font-style="italic" style:font-style-asian="italic" style:font-style-complex="italic"/>
    </style:style>
    <style:style style:name="P24" style:family="paragraph" style:parent-style-name="WW-Corps_20_de_20_texte_20_3">
      <style:paragraph-properties fo:margin-left="0.4in" fo:margin-right="0in" fo:text-indent="-0.4in" style:auto-text-indent="false" style:text-autospace="ideograph-alpha"/>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style="normal" style:font-style-asian="normal" style:font-style-complex="normal"/>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Text_20_body">
      <style:text-properties fo:font-style="italic" style:font-style-asian="italic"/>
    </style:style>
    <style:style style:name="P29" style:family="paragraph" style:parent-style-name="Text_20_body">
      <style:text-properties fo:font-size="13pt" fo:font-style="italic" style:font-size-asian="13pt" style:font-style-asian="italic" style:font-size-complex="13pt"/>
    </style:style>
    <style:style style:name="P30" style:family="paragraph" style:parent-style-name="Heading">
      <style:paragraph-properties fo:text-align="center" style:justify-single-word="false"/>
      <style:text-properties style:font-name="Cambria Math" fo:font-size="24pt" style:font-size-asian="24pt" style:font-size-complex="24pt"/>
    </style:style>
    <style:style style:name="P31" style:family="paragraph" style:parent-style-name="Table_20_Contents">
      <style:paragraph-properties fo:text-align="justify" style:justify-single-word="false"/>
    </style:style>
    <style:style style:name="P32" style:family="paragraph" style:parent-style-name="Contents_20_2">
      <style:paragraph-properties>
        <style:tab-stops>
          <style:tab-stop style:position="6.2638in" style:type="right" style:leader-style="dotted" style:leader-text="."/>
        </style:tab-stops>
      </style:paragraph-properties>
    </style:style>
    <style:style style:name="P33" style:family="paragraph" style:parent-style-name="Contents_20_1">
      <style:paragraph-properties>
        <style:tab-stops>
          <style:tab-stop style:position="6.3035in" style:type="right" style:leader-style="dotted" style:leader-text="."/>
        </style:tab-stops>
      </style:paragraph-properties>
    </style:style>
    <style:style style:name="P34" style:family="paragraph" style:parent-style-name="Contents_20_3">
      <style:paragraph-properties>
        <style:tab-stops>
          <style:tab-stop style:position="6.2252in" style:type="right" style:leader-style="dotted" style:leader-text="."/>
        </style:tab-stops>
      </style:paragraph-properties>
    </style:style>
    <style:style style:name="P35" style:family="paragraph" style:parent-style-name="Standard">
      <style:paragraph-properties fo:text-align="justify" style:justify-single-word="false"/>
    </style:style>
    <style:style style:name="P36" style:family="paragraph" style:parent-style-name="Standard" style:list-style-name="L1">
      <style:paragraph-properties fo:text-align="justify" style:justify-single-word="false"/>
    </style:style>
    <style:style style:name="P37" style:family="paragraph" style:parent-style-name="Standard" style:list-style-name="L1">
      <style:paragraph-properties fo:text-align="justify" style:justify-single-word="false"/>
      <style:text-properties officeooo:paragraph-rsid="00346f1d"/>
    </style:style>
    <style:style style:name="P38" style:family="paragraph" style:parent-style-name="Standard">
      <style:text-properties fo:font-weight="normal" style:font-weight-asian="normal" style:font-weight-complex="normal"/>
    </style:style>
    <style:style style:name="P39" style:family="paragraph" style:parent-style-name="Standard" style:list-style-name="L1">
      <style:paragraph-properties fo:text-align="justify" style:justify-single-word="false"/>
      <style:text-properties fo:font-weight="normal" officeooo:rsid="00115702" style:font-weight-asian="normal" style:font-weight-complex="normal"/>
    </style:style>
    <style:style style:name="P40" style:family="paragraph" style:parent-style-name="Standard">
      <style:paragraph-properties fo:text-align="start" style:justify-single-word="false"/>
      <style:text-properties officeooo:paragraph-rsid="00231e84"/>
    </style:style>
    <style:style style:name="P41" style:family="paragraph" style:parent-style-name="Standard">
      <style:paragraph-properties fo:text-align="start" style:justify-single-word="false"/>
      <style:text-properties officeooo:paragraph-rsid="002615fa"/>
    </style:style>
    <style:style style:name="P42" style:family="paragraph" style:parent-style-name="Standard">
      <style:paragraph-properties fo:text-align="start" style:justify-single-word="false"/>
      <style:text-properties officeooo:paragraph-rsid="002d5972"/>
    </style:style>
    <style:style style:name="P43" style:family="paragraph" style:parent-style-name="Standard">
      <style:paragraph-properties fo:text-align="justify" style:justify-single-word="false"/>
      <style:text-properties officeooo:rsid="002180b9"/>
    </style:style>
    <style:style style:name="P44" style:family="paragraph" style:parent-style-name="Standard">
      <style:text-properties fo:font-size="16pt" fo:font-weight="bold" officeooo:paragraph-rsid="00373967" fo:background-color="#ff0000" style:font-size-asian="14pt" style:font-weight-asian="bold" style:font-size-complex="16pt" style:font-weight-complex="bold"/>
    </style:style>
    <style:style style:name="P45" style:family="paragraph" style:parent-style-name="Table_20_Contents">
      <style:paragraph-properties fo:text-align="justify" style:justify-single-word="false"/>
      <style:text-properties officeooo:rsid="001e1cb2" officeooo:paragraph-rsid="001e1cb2"/>
    </style:style>
    <style:style style:name="P46" style:family="paragraph" style:parent-style-name="Table_20_Contents">
      <style:paragraph-properties fo:text-align="justify" style:justify-single-word="false"/>
      <style:text-properties officeooo:paragraph-rsid="001f9ed2"/>
    </style:style>
    <style:style style:name="P47" style:family="paragraph" style:parent-style-name="Table_20_Contents">
      <style:paragraph-properties fo:text-align="justify" style:justify-single-word="false"/>
      <style:text-properties officeooo:paragraph-rsid="0027eee6"/>
    </style:style>
    <style:style style:name="P48" style:family="paragraph" style:parent-style-name="Table_20_Contents">
      <style:paragraph-properties fo:text-align="justify" style:justify-single-word="false"/>
      <style:text-properties officeooo:paragraph-rsid="002a4d84"/>
    </style:style>
    <style:style style:name="P49" style:family="paragraph" style:parent-style-name="Table_20_Contents">
      <style:paragraph-properties fo:text-align="justify" style:justify-single-word="false"/>
      <style:text-properties officeooo:paragraph-rsid="002d5972"/>
    </style:style>
    <style:style style:name="P50" style:family="paragraph" style:parent-style-name="Table_20_Contents">
      <style:paragraph-properties fo:text-align="justify" style:justify-single-word="false"/>
      <style:text-properties officeooo:paragraph-rsid="00415d7d"/>
    </style:style>
    <style:style style:name="P51" style:family="paragraph" style:parent-style-name="Table_20_Contents">
      <style:text-properties officeooo:paragraph-rsid="00373967"/>
    </style:style>
    <style:style style:name="P52" style:family="paragraph" style:parent-style-name="Table_20_Contents">
      <style:text-properties officeooo:paragraph-rsid="0038bc8b"/>
    </style:style>
    <style:style style:name="P53" style:family="paragraph" style:parent-style-name="Table_20_Contents">
      <style:text-properties officeooo:paragraph-rsid="003929a1"/>
    </style:style>
    <style:style style:name="P54" style:family="paragraph" style:parent-style-name="Table_20_Contents">
      <style:text-properties officeooo:paragraph-rsid="003af43f"/>
    </style:style>
    <style:style style:name="P55" style:family="paragraph" style:parent-style-name="Table_20_Contents">
      <style:text-properties officeooo:paragraph-rsid="003d9f5e"/>
    </style:style>
    <style:style style:name="P56" style:family="paragraph" style:parent-style-name="Table_20_Contents">
      <style:text-properties officeooo:paragraph-rsid="003dd8d6"/>
    </style:style>
    <style:style style:name="P57" style:family="paragraph" style:parent-style-name="Table_20_Contents">
      <style:text-properties officeooo:paragraph-rsid="00415d7d"/>
    </style:style>
    <style:style style:name="P58" style:family="paragraph" style:parent-style-name="Table_20_Contents">
      <style:text-properties officeooo:paragraph-rsid="0041d926"/>
    </style:style>
    <style:style style:name="P59" style:family="paragraph" style:parent-style-name="Table_20_Contents">
      <style:text-properties officeooo:paragraph-rsid="00425b85"/>
    </style:style>
    <style:style style:name="P60" style:family="paragraph" style:parent-style-name="Table_20_Contents">
      <style:text-properties officeooo:paragraph-rsid="0042d192"/>
    </style:style>
    <style:style style:name="P61" style:family="paragraph" style:parent-style-name="Table_20_Contents">
      <style:text-properties officeooo:paragraph-rsid="0042f996"/>
    </style:style>
    <style:style style:name="P62" style:family="paragraph" style:parent-style-name="Table_20_Contents">
      <style:text-properties officeooo:paragraph-rsid="00446e41"/>
    </style:style>
    <style:style style:name="P63" style:family="paragraph" style:parent-style-name="Table_20_Contents">
      <style:text-properties officeooo:paragraph-rsid="00453fe8"/>
    </style:style>
    <style:style style:name="P64" style:family="paragraph" style:parent-style-name="Heading_20_2">
      <style:text-properties fo:font-weight="bold" style:font-weight-asian="bold" style:font-weight-complex="bold"/>
    </style:style>
    <style:style style:name="P65" style:family="paragraph" style:parent-style-name="Heading_20_2">
      <style:text-properties officeooo:rsid="001a22b9"/>
    </style:style>
    <style:style style:name="P66" style:family="paragraph" style:parent-style-name="Heading_20_2">
      <style:text-properties officeooo:rsid="001a22b9" officeooo:paragraph-rsid="001a22b9"/>
    </style:style>
    <style:style style:name="P67" style:family="paragraph" style:parent-style-name="Heading_20_2">
      <style:paragraph-properties fo:break-before="page"/>
    </style:style>
    <style:style style:name="P68" style:family="paragraph" style:parent-style-name="Heading_20_3">
      <style:paragraph-properties fo:margin-left="0in" fo:margin-right="0in" fo:text-indent="0in" style:auto-text-indent="false"/>
    </style:style>
    <style:style style:name="P69" style:family="paragraph" style:parent-style-name="Heading_20_3">
      <style:paragraph-properties fo:margin-left="0.0209in" fo:margin-right="0in" fo:text-indent="0in" style:auto-text-indent="false"/>
    </style:style>
    <style:style style:name="P70" style:family="paragraph" style:parent-style-name="Title" style:master-page-name="First_20_Page">
      <style:paragraph-properties style:page-number="auto"/>
    </style:style>
    <style:style style:name="P71" style:family="paragraph" style:parent-style-name="Table_20_Heading">
      <style:text-properties officeooo:paragraph-rsid="00373967"/>
    </style:style>
    <style:style style:name="P72" style:family="paragraph" style:parent-style-name="Table_20_Heading">
      <style:text-properties officeooo:paragraph-rsid="003d9f5e"/>
    </style:style>
    <style:style style:name="P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62fda" style:font-style-asian="italic" style:font-style-complex="italic"/>
    </style:style>
    <style:style style:name="T3" style:family="text">
      <style:text-properties fo:font-style="italic" officeooo:rsid="0053527f" style:font-style-asian="italic" style:font-style-complex="italic"/>
    </style:style>
    <style:style style:name="T4" style:family="text">
      <style:text-properties fo:font-style="italic" officeooo:rsid="00138bd8" style:font-style-asian="italic" style:font-style-complex="italic"/>
    </style:style>
    <style:style style:name="T5" style:family="text">
      <style:text-properties fo:font-style="italic" officeooo:rsid="001cb25b" style:font-style-asian="italic" style:font-style-complex="italic"/>
    </style:style>
    <style:style style:name="T6" style:family="text">
      <style:text-properties fo:font-style="italic" officeooo:rsid="00204e1d" style:font-style-asian="italic" style:font-style-complex="italic"/>
    </style:style>
    <style:style style:name="T7" style:family="text">
      <style:text-properties fo:font-style="italic" officeooo:rsid="002180b9" style:font-style-asian="italic" style:font-style-complex="italic"/>
    </style:style>
    <style:style style:name="T8" style:family="text">
      <style:text-properties fo:font-style="italic" officeooo:rsid="002387b7" style:font-style-asian="italic" style:font-style-complex="italic"/>
    </style:style>
    <style:style style:name="T9" style:family="text">
      <style:text-properties fo:font-style="italic" officeooo:rsid="00250a56" style:font-style-asian="italic" style:font-style-complex="italic"/>
    </style:style>
    <style:style style:name="T10" style:family="text">
      <style:text-properties fo:font-weight="normal" officeooo:rsid="00346f1d" style:font-weight-asian="normal" style:font-weight-complex="normal"/>
    </style:style>
    <style:style style:name="T11" style:family="text">
      <style:text-properties officeooo:rsid="00084fa7"/>
    </style:style>
    <style:style style:name="T12" style:family="text">
      <style:text-properties officeooo:rsid="00162fda"/>
    </style:style>
    <style:style style:name="T13" style:family="text">
      <style:text-properties officeooo:rsid="00152da2"/>
    </style:style>
    <style:style style:name="T14" style:family="text">
      <style:text-properties officeooo:rsid="0016d3bb"/>
    </style:style>
    <style:style style:name="T15" style:family="text">
      <style:text-properties officeooo:rsid="0006e450"/>
    </style:style>
    <style:style style:name="T16" style:family="text">
      <style:text-properties officeooo:rsid="0008c976"/>
    </style:style>
    <style:style style:name="T17" style:family="text">
      <style:text-properties officeooo:rsid="00575415"/>
    </style:style>
    <style:style style:name="T18" style:family="text">
      <style:text-properties officeooo:rsid="0049ce37"/>
    </style:style>
    <style:style style:name="T19" style:family="text">
      <style:text-properties officeooo:rsid="001b20e7"/>
    </style:style>
    <style:style style:name="T20" style:family="text">
      <style:text-properties officeooo:rsid="0024131d"/>
    </style:style>
    <style:style style:name="T21" style:family="text">
      <style:text-properties officeooo:rsid="001cb25b"/>
    </style:style>
    <style:style style:name="T22" style:family="text">
      <style:text-properties officeooo:rsid="001d5f85"/>
    </style:style>
    <style:style style:name="T23" style:family="text">
      <style:text-properties officeooo:rsid="0009f654"/>
    </style:style>
    <style:style style:name="T24" style:family="text">
      <style:text-properties officeooo:rsid="00204e1d"/>
    </style:style>
    <style:style style:name="T25" style:family="text">
      <style:text-properties officeooo:rsid="002180b9"/>
    </style:style>
    <style:style style:name="T26" style:family="text">
      <style:text-properties officeooo:rsid="000b21a8"/>
    </style:style>
    <style:style style:name="T27" style:family="text">
      <style:text-properties officeooo:rsid="002387b7"/>
    </style:style>
    <style:style style:name="T28" style:family="text">
      <style:text-properties officeooo:rsid="00246573"/>
    </style:style>
    <style:style style:name="T29" style:family="text">
      <style:text-properties officeooo:rsid="00250a56"/>
    </style:style>
    <style:style style:name="T30" style:family="text">
      <style:text-properties officeooo:rsid="00248d7b"/>
    </style:style>
    <style:style style:name="T31" style:family="text">
      <style:text-properties officeooo:rsid="002b8ff6"/>
    </style:style>
    <style:style style:name="T32" style:family="text">
      <style:text-properties officeooo:rsid="0041bbae"/>
    </style:style>
    <style:style style:name="T33" style:family="text">
      <style:text-properties officeooo:rsid="00481b2b"/>
    </style:style>
    <style:style style:name="T34" style:family="text">
      <style:text-properties officeooo:rsid="00311f3d"/>
    </style:style>
    <style:style style:name="T35" style:family="text">
      <style:text-properties officeooo:rsid="004eb28a"/>
    </style:style>
    <style:style style:name="T36" style:family="text">
      <style:text-properties officeooo:rsid="0007d8de"/>
    </style:style>
    <style:style style:name="T37" style:family="text">
      <style:text-properties officeooo:rsid="000d6304"/>
    </style:style>
    <style:style style:name="T38" style:family="text">
      <style:text-properties officeooo:rsid="000e28ff"/>
    </style:style>
    <style:style style:name="T39" style:family="text">
      <style:text-properties officeooo:rsid="004b87c7"/>
    </style:style>
    <style:style style:name="T40" style:family="text">
      <style:text-properties officeooo:rsid="004e95e2"/>
    </style:style>
    <style:style style:name="T41" style:family="text">
      <style:text-properties officeooo:rsid="0052727b"/>
    </style:style>
    <style:style style:name="T42" style:family="text">
      <style:text-properties officeooo:rsid="0025b461"/>
    </style:style>
    <style:style style:name="T43" style:family="text">
      <style:text-properties officeooo:rsid="00281fd7"/>
    </style:style>
    <style:style style:name="T44" style:family="text">
      <style:text-properties officeooo:rsid="0058b016"/>
    </style:style>
    <style:style style:name="T45" style:family="text">
      <style:text-properties officeooo:rsid="0011f98a"/>
    </style:style>
    <style:style style:name="T46" style:family="text">
      <style:text-properties officeooo:rsid="002f68fa"/>
    </style:style>
    <style:style style:name="T47" style:family="text">
      <style:text-properties officeooo:rsid="0030a7b3"/>
    </style:style>
    <style:style style:name="T48" style:family="text">
      <style:text-properties officeooo:rsid="00315ca4"/>
    </style:style>
    <style:style style:name="T49" style:family="text">
      <style:text-properties officeooo:rsid="0030bc5b"/>
    </style:style>
    <style:style style:name="T50" style:family="text">
      <style:text-properties officeooo:rsid="003fae59"/>
    </style:style>
    <style:style style:name="T51" style:family="text">
      <style:text-properties officeooo:rsid="0035c332"/>
    </style:style>
    <style:style style:name="T52" style:family="text">
      <style:text-properties fo:font-weight="bold" style:font-weight-asian="bold" style:font-weight-complex="bold"/>
    </style:style>
    <style:style style:name="T53" style:family="text">
      <style:text-properties fo:font-weight="bold" officeooo:rsid="00169304" style:font-weight-asian="bold" style:font-weight-complex="bold"/>
    </style:style>
    <style:style style:name="T54" style:family="text">
      <style:text-properties fo:font-weight="bold" officeooo:rsid="004e95e2" style:font-weight-asian="bold" style:font-weight-complex="bold"/>
    </style:style>
    <style:style style:name="T55" style:family="text">
      <style:text-properties fo:font-weight="bold" officeooo:rsid="00346f1d" style:font-weight-asian="bold" style:font-weight-complex="bold"/>
    </style:style>
    <style:style style:name="T56" style:family="text">
      <style:text-properties fo:font-weight="bold" officeooo:rsid="0017eef3" style:font-weight-asian="bold" style:font-weight-complex="bold"/>
    </style:style>
    <style:style style:name="T57" style:family="text">
      <style:text-properties fo:font-weight="bold" officeooo:rsid="003c7be4" style:font-weight-asian="bold" style:font-weight-complex="bold"/>
    </style:style>
    <style:style style:name="T58" style:family="text">
      <style:text-properties officeooo:rsid="002f1c1b"/>
    </style:style>
    <style:style style:name="T59" style:family="text">
      <style:text-properties officeooo:rsid="000f7d77"/>
    </style:style>
    <style:style style:name="T60" style:family="text">
      <style:text-properties officeooo:rsid="001a22b9"/>
    </style:style>
    <style:style style:name="T61" style:family="text">
      <style:text-properties officeooo:rsid="001bdaae"/>
    </style:style>
    <style:style style:name="T62" style:family="text">
      <style:text-properties officeooo:rsid="001cb737"/>
    </style:style>
    <style:style style:name="T63" style:family="text">
      <style:text-properties officeooo:rsid="001e59b1"/>
    </style:style>
    <style:style style:name="T64" style:family="text">
      <style:text-properties officeooo:rsid="001f9ed2"/>
    </style:style>
    <style:style style:name="T65" style:family="text">
      <style:text-properties officeooo:rsid="00219e7b"/>
    </style:style>
    <style:style style:name="T66" style:family="text">
      <style:text-properties officeooo:rsid="00231e84"/>
    </style:style>
    <style:style style:name="T67" style:family="text">
      <style:text-properties officeooo:rsid="002615fa"/>
    </style:style>
    <style:style style:name="T68" style:family="text">
      <style:text-properties officeooo:rsid="0027eee6"/>
    </style:style>
    <style:style style:name="T69" style:family="text">
      <style:text-properties officeooo:rsid="0028a164"/>
    </style:style>
    <style:style style:name="T70" style:family="text">
      <style:text-properties officeooo:rsid="002a4d84"/>
    </style:style>
    <style:style style:name="T71" style:family="text">
      <style:text-properties officeooo:rsid="002ba002"/>
    </style:style>
    <style:style style:name="T72" style:family="text">
      <style:text-properties officeooo:rsid="002d5972"/>
    </style:style>
    <style:style style:name="T73" style:family="text">
      <style:text-properties officeooo:rsid="002ea328"/>
    </style:style>
    <style:style style:name="T74" style:family="text">
      <style:text-properties officeooo:rsid="003062ad"/>
    </style:style>
    <style:style style:name="T75" style:family="text">
      <style:text-properties officeooo:rsid="00312dac"/>
    </style:style>
    <style:style style:name="T76" style:family="text">
      <style:text-properties officeooo:rsid="0032c67e"/>
    </style:style>
    <style:style style:name="T77" style:family="text">
      <style:text-properties officeooo:rsid="00346f1d"/>
    </style:style>
    <style:style style:name="T78" style:family="text">
      <style:text-properties officeooo:rsid="00373967"/>
    </style:style>
    <style:style style:name="T79" style:family="text">
      <style:text-properties officeooo:rsid="0038bc8b"/>
    </style:style>
    <style:style style:name="T80" style:family="text">
      <style:text-properties officeooo:rsid="003929a1"/>
    </style:style>
    <style:style style:name="T81" style:family="text">
      <style:text-properties officeooo:rsid="003af43f"/>
    </style:style>
    <style:style style:name="T82" style:family="text">
      <style:text-properties officeooo:rsid="003d9f5e"/>
    </style:style>
    <style:style style:name="T83" style:family="text">
      <style:text-properties officeooo:rsid="003dd8d6"/>
    </style:style>
    <style:style style:name="T84" style:family="text">
      <style:text-properties officeooo:rsid="003f0c1a"/>
    </style:style>
    <style:style style:name="T85" style:family="text">
      <style:text-properties officeooo:rsid="003fa879"/>
    </style:style>
    <style:style style:name="T86" style:family="text">
      <style:text-properties officeooo:rsid="00415d7d"/>
    </style:style>
    <style:style style:name="T87" style:family="text">
      <style:text-properties officeooo:rsid="0041d926"/>
    </style:style>
    <style:style style:name="T88" style:family="text">
      <style:text-properties officeooo:rsid="00425b85"/>
    </style:style>
    <style:style style:name="T89" style:family="text">
      <style:text-properties officeooo:rsid="0042d192"/>
    </style:style>
    <style:style style:name="T90" style:family="text">
      <style:text-properties officeooo:rsid="0042f996"/>
    </style:style>
    <style:style style:name="T91" style:family="text">
      <style:text-properties officeooo:rsid="00446e41"/>
    </style:style>
    <style:style style:name="T92" style:family="text">
      <style:text-properties officeooo:rsid="00453fe8"/>
    </style:style>
    <style:style style:name="T93"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fr" style:country-asian="FR" style:font-style-asian="normal" style:font-weight-asian="normal" style:font-name-complex="Tahoma" style:font-size-complex="12pt" style:language-complex="fr" style:country-complex="FR" style:font-style-complex="normal" style:font-weight-complex="normal" style:text-emphasize="none" style:text-scale="100%" style:font-relief="none" style:text-overline-style="none" style:text-overline-color="font-color"/>
    </style:style>
    <style:style style:name="T94" style:family="text"/>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1"/>
      <text:p text:style-name="P30">CAHIER DES CHARGES</text:p>
      <text:p text:style-name="P1"/>
      <text:p text:style-name="P3">Version : <text:span text:style-name="T11">1</text:span></text:p>
      <text:p text:style-name="P2"/>
      <text:p text:style-name="P3">Révision du <text:span text:style-name="T61">03</text:span>/0<text:span text:style-name="T61">3</text:span>/2011</text:p>
      <text:p text:style-name="P3">Projet n°22</text:p>
      <text:p text:style-name="P3">Rédigé par: <text:span text:style-name="T11">Julien GUERY, Hamed Brahane K</text:span><text:span text:style-name="T59">Y</text:span><text:span text:style-name="T11"> et Yann MAHE</text:span></text:p>
      <text:p text:style-name="P2"/>
      <text:p text:style-name="P28"/>
      <text:p text:style-name="P28"/>
      <text:p text:style-name="P29"/>
      <table:table table:name="Tableau18" table:style-name="Tableau18">
        <table:table-column table:style-name="Tableau18.A"/>
        <table:table-header-rows>
          <text:soft-page-break/>
          <table:table-row>
            <table:table-cell table:style-name="Tableau18.A1" office:value-type="string">
              <text:p text:style-name="P19"/>
            </table:table-cell>
          </table:table-row>
        </table:table-header-rows>
        <table:table-row table:style-name="Tableau18.2">
          <table:table-cell table:style-name="Tableau18.A2" office:value-type="string">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33">1Introduction<text:tab/>3</text:p>
                <text:p text:style-name="P32">1.1 Objet du document<text:tab/>3</text:p>
                <text:p text:style-name="P32">1.2 Portée du document<text:tab/>3</text:p>
                <text:p text:style-name="P32">1.3 Terminologie<text:tab/>3</text:p>
                <text:p text:style-name="P32">1.4 Abréviations<text:tab/>3</text:p>
                <text:p text:style-name="P33">2 Présentation générale du projet<text:tab/>4</text:p>
                <text:p text:style-name="P32">2.1 Analyse de l'existant<text:tab/>4</text:p>
                <text:p text:style-name="P32">2.2 Énoncé du besoin du client<text:tab/>4</text:p>
                <text:p text:style-name="P32">2.3 Définition du projet et des livrables<text:tab/>4</text:p>
                <text:p text:style-name="P32">2.4 Contexte du projet<text:tab/>4</text:p>
                <text:p text:style-name="P33">3 Exigences sur le produit<text:tab/>5</text:p>
                <text:p text:style-name="P32">3.1 Capacités Fonctionnelles<text:tab/>5</text:p>
                <text:p text:style-name="P34">3.1.1 Description des fonctionnalités<text:tab/>5</text:p>
                <text:p text:style-name="P34">3.1.2 Interopérabilité<text:tab/>6</text:p>
                <text:p text:style-name="P34">3.1.3 Conformité réglementaire<text:tab/>6</text:p>
                <text:p text:style-name="P32">3.2 Exigences non fonctionnelles<text:tab/>6</text:p>
                <text:p text:style-name="P34">3.2.1 Sécurité<text:tab/>6</text:p>
                <text:p text:style-name="P34">3.2.2 Rendement<text:tab/>7</text:p>
                <text:p text:style-name="P34">3.2.3 Maintenabilité<text:tab/>7</text:p>
                <text:p text:style-name="P34">3.2.4 Portabilité<text:tab/>7</text:p>
                <text:p text:style-name="P34">3.2.5 Facilité d'utilisation<text:tab/>7</text:p>
                <text:p text:style-name="P32">3.3 Exigences concernant le développement du produit<text:tab/>7</text:p>
                <text:p text:style-name="P34">3.3.1 Objectifs de délais<text:tab/>7</text:p>
                <text:p text:style-name="P34">3.3.2 Objectifs de coûts<text:tab/>7</text:p>
                <text:p text:style-name="P34">3.3.3 Exigences de réalisation<text:tab/>7</text:p>
                <text:p text:style-name="P33">4 Description des cas d'utilisation<text:tab/>7</text:p>
                <text:p text:style-name="P32">4.1 Scénarios d'utilisation<text:tab/>7</text:p>
                <text:p text:style-name="P32">4.2 Exemples<text:tab/>7</text:p>
                <text:p text:style-name="P33">5 Synthèse des Exigences<text:tab/>7</text:p>
                <text:p text:style-name="P32">5.1 Hiérarchisation des exigences fonctionnelles<text:tab/>7</text:p>
                <text:p text:style-name="P32">5.2 Hiérarchisation des exigences non fonctionnelles<text:tab/>8</text:p>
              </text:index-body>
            </text:table-of-content>
            <text:p text:style-name="Table_20_Contents"/>
          </table:table-cell>
        </table:table-row>
      </table:table>
      <text:p text:style-name="P18"/>
      <text:p text:style-name="P18"/>
      <text:p text:style-name="P18"/>
      <text:p text:style-name="P18"/>
      <text:p text:style-name="P18"/>
      <text:p text:style-name="P18"/>
      <text:p text:style-name="P18"/>
      <text:p text:style-name="P18"><text:soft-page-break/></text:p>
      <text:p text:style-name="P18"/>
      <text:p text:style-name="P18"/>
      <text:h text:style-name="Heading_20_1" text:outline-level="1">Introduction</text:h>
      <text:h text:style-name="Heading_20_2" text:outline-level="2"><text:s/>Objet du document</text:h>
      <text:p text:style-name="Standard"/>
      <text:p text:style-name="P12"><text:span text:style-name="T13">Ce document constitue le cahier de charges fonctionnel du projet de développement </text:span><text:span text:style-name="T14">S</text:span><text:span text:style-name="T12">2 intitulé </text:span><text:span text:style-name="T2">Développement d'un cl</text:span><text:span text:style-name="T3">o</text:span><text:span text:style-name="T2">ne libre de DropBox</text:span><text:span text:style-name="T12">.</text:span></text:p>
      <text:p text:style-name="P13"><text:span text:style-name="T12">Le document présente </text:span><text:span text:style-name="T13">le produit final attendu, les services qu'il doit offrir comme fonctionnalités, </text:span><text:span text:style-name="T12">ainsi que</text:span><text:span text:style-name="T13"> toutes les exigences </text:span><text:span text:style-name="T12">et contraintes </text:span><text:span text:style-name="T13">qu’il doit satisfaire. </text:span><text:span text:style-name="T62">On y trouvera également des cas pratiques d'utilisation.</text:span></text:p>
      <text:h text:style-name="Heading_20_2" text:outline-level="2"><text:s/>Portée du document</text:h>
      <text:p text:style-name="Standard"/>
      <text:p text:style-name="P12">Ce document est destiné à expliciter et formaliser le besoin du client <text:span text:style-name="T11">Matthieu Arzel</text:span> dans le cadre du <text:span text:style-name="T11">Projet Développement S2.</text:span><text:span text:style-name="T1"> </text:span><text:s text:c="13"/>. </text:p>
      <text:h text:style-name="Heading_20_2" text:outline-level="2"><text:s/>Terminologie</text:h>
      <text:p text:style-name="Standard"/>
      <text:p text:style-name="P12">Vous rencontrerez les termes et abréviations suivants tout au long de la lecture. Il est donc nécessaire de comprendre leur signification et le contexte dans lequel nous les employons.</text:p>
      <text:p text:style-name="Standard"/>
      <table:table table:name="Tableau1" table:style-name="Tableau1">
        <table:table-column table:style-name="Tableau1.A"/>
        <table:table-column table:style-name="Tableau1.B"/>
        <table:table-header-rows>
          <table:table-row table:style-name="Tableau1.1">
            <table:table-cell table:style-name="Tableau1.A1" office:value-type="string">
              <text:p text:style-name="P6">Terme</text:p>
            </table:table-cell>
            <table:table-cell table:style-name="Tableau1.B1" office:value-type="string">
              <text:p text:style-name="P6">Description</text:p>
            </table:table-cell>
          </table:table-row>
        </table:table-header-rows>
        <table:table-row table:style-name="Tableau1.2">
          <table:table-cell table:style-name="Tableau1.A2" office:value-type="string">
            <text:p text:style-name="P8"/>
            <text:p text:style-name="P8">Produit</text:p>
            <text:p text:style-name="P8"/>
          </table:table-cell>
          <table:table-cell table:style-name="Tableau1.B2" office:value-type="string">
            <text:p text:style-name="P31">Terme générique désignant la suite complète de logiciels à fournir à la fin du projet (<text:span text:style-name="T62">s</text:span>erveur, <text:span text:style-name="T62">c</text:span>lient, outils de configurations, interface <text:span text:style-name="T62">w</text:span><text:span text:style-name="T15">eb, scripts, </text:span><text:span text:style-name="T62">base de données</text:span> …).</text:p>
          </table:table-cell>
        </table:table-row>
        <table:table-row table:style-name="Tableau1.3">
          <table:table-cell table:style-name="Tableau1.A2" office:value-type="string">
            <text:p text:style-name="P8">Serveur SVN</text:p>
          </table:table-cell>
          <table:table-cell table:style-name="Tableau1.B2" office:value-type="string">
            <text:p text:style-name="P31">Serveur utilisant un système de gestion de versions Subversion.</text:p>
          </table:table-cell>
        </table:table-row>
        <table:table-row table:style-name="Tableau1.4">
          <table:table-cell table:style-name="Tableau1.A2" office:value-type="string">
            <text:p text:style-name="P8">Client</text:p>
          </table:table-cell>
          <table:table-cell table:style-name="Tableau1.B2" office:value-type="string">
            <text:p text:style-name="P45">Ensemble des applications <text:span text:style-name="T66">à l'intention de l'utilisateur,</text:span> destinés à interagir avec le serveur pour la synchronisation so<text:span text:style-name="T63">uhaitée des répertoires et fichiers. Il contient l'application cliente à proprement parlé et une interface graphique de configuration.</text:span></text:p>
          </table:table-cell>
        </table:table-row>
        <table:table-row table:style-name="Tableau1.5">
          <table:table-cell table:style-name="Tableau1.A2" office:value-type="string">
            <text:p text:style-name="P8">Serveur</text:p>
          </table:table-cell>
          <table:table-cell table:style-name="Tableau1.B2" office:value-type="string">
            <text:p text:style-name="P46"><text:span text:style-name="T64">Ensemble des applications </text:span><text:span text:style-name="T66">à l'intention du super administrateur,</text:span><text:span text:style-name="T64"> destinés à interagir avec le serveur SVN et les clients pour permettre la synchronisation souhaitée des répertoires et fichiers. Il se compose d'une application serveur à proprement parlé, d'une interface graphique de configuration, d'une </text:span><text:span text:style-name="T72">interface</text:span><text:span text:style-name="T64"><office:annotation><dc:creator>Yann MAHE</dc:creator><dc:date>2011-03-02T16:59:11</dc:date><text:p text:style-name="P73"><text:span text:style-name="T93">Peux-tu relire les descriptions de Client et Serveur ? Elles sont p-e pas très claires.</text:span></text:p></office:annotation></text:span><text:span text:style-name="T64"> web et d'une base de données.</text:span></text:p>
          </table:table-cell>
        </table:table-row>
        <table:table-row table:style-name="Tableau1.5">
          <table:table-cell table:style-name="Tableau1.A2" office:value-type="string">
            <text:p text:style-name="P8">Interface <text:span text:style-name="T65">web</text:span></text:p>
          </table:table-cell>
          <table:table-cell table:style-name="Tableau1.B2" office:value-type="string">
            <text:p text:style-name="P47"><text:span text:style-name="T68">Portail internet permettant à l'utilisateur selon ses droits d'ajouter/supprimer/modifier un administrateur/</text:span><text:span text:style-name="T72">dépôt</text:span><text:span text:style-name="T68">/client et de consulter l'historique des </text:span><text:span text:style-name="T69">ajouts/</text:span><text:span text:style-name="T72">suppressions</text:span><text:span text:style-name="T69">/modifications de ses fichiers synchronisés. </text:span><text:span text:style-name="T69"><office:annotation><dc:creator>Yann MAHE</dc:creator><dc:date>2011-03-02T17:07:17</dc:date><text:p text:style-name="P73"><text:span text:style-name="T93">Vérifier qu'aucune fonction n'a été oublié. Même chose pour la description de Base de données.</text:span></text:p></office:annotation></text:span></text:p>
          </table:table-cell>
        </table:table-row>
        <table:table-row table:style-name="Tableau1.5">
          <table:table-cell table:style-name="Tableau1.A2" office:value-type="string">
            <text:p text:style-name="P40"><text:span text:style-name="T66">Base de données</text:span></text:p>
          </table:table-cell>
          <table:table-cell table:style-name="Tableau1.B2" office:value-type="string">
            <text:p text:style-name="P48"><text:span text:style-name="T70">Support sur lequel seront stockés </text:span><text:span text:style-name="T71">des informations utiles au bon fonctionnement du serveur tel que les identifiants et mots de passe des utilisateurs ou encore </text:span><text:span text:style-name="T72">l'adresse</text:span><text:span text:style-name="T71"> du serveur SVN.</text:span></text:p>
          </table:table-cell>
        </table:table-row>
        <table:table-row table:style-name="Tableau1.5">
          <table:table-cell table:style-name="Tableau1.A2" office:value-type="string">
            <text:p text:style-name="P41"><text:span text:style-name="T67">Super administrateur</text:span></text:p>
          </table:table-cell>
          <table:table-cell table:style-name="Tableau1.B2" office:value-type="string">
            <text:p text:style-name="P49"><text:span text:style-name="T72">Utilisateur hébergeant le serveur. Il est l'utilisateur possédant le plus de droits (notamment l'ajout/suppression/modification de dépôts et administrateurs) et chargé de créer les dépôts et leurs administrateurs.</text:span></text:p>
          </table:table-cell>
        </table:table-row>
        <table:table-row table:style-name="Tableau1.5">
          <table:table-cell table:style-name="Tableau1.A2" office:value-type="string">
            <text:p text:style-name="P42"><text:span text:style-name="T72">Administrateur</text:span></text:p>
          </table:table-cell>
          <table:table-cell table:style-name="Tableau1.B2" office:value-type="string">
            <text:p text:style-name="P49"><text:span text:style-name="T72">Utilisateur </text:span><text:span text:style-name="T73">chargé </text:span><text:span text:style-name="T74">par le Super Administrateur</text:span><text:span text:style-name="T73"> </text:span><text:span text:style-name="T74">d'administrer un dépôt (ajout/suppression/modification des droits d'un client). </text:span></text:p>
          </table:table-cell>
        </table:table-row>
      </table:table>
      <text:p text:style-name="Standard"/>
      <text:h text:style-name="Heading_20_2" text:outline-level="2"><text:soft-page-break/><text:s/>Abréviations</text:h>
      <text:p text:style-name="P4"/>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20">Abréviations</text:p>
            </table:table-cell>
            <table:table-cell table:style-name="Tableau14.A1" office:value-type="string">
              <text:p text:style-name="P20">Signification</text:p>
            </table:table-cell>
            <table:table-cell table:style-name="Tableau14.C1" office:value-type="string">
              <text:p text:style-name="P20">Libellé</text:p>
            </table:table-cell>
          </table:table-row>
        </table:table-header-rows>
        <table:table-row table:style-name="Tableau14.1">
          <table:table-cell table:style-name="Tableau14.A2" office:value-type="string">
            <text:p text:style-name="P5">VIT</text:p>
          </table:table-cell>
          <table:table-cell table:style-name="Tableau14.A2" office:value-type="string">
            <text:p text:style-name="Table_20_Contents">Vitale</text:p>
          </table:table-cell>
          <table:table-cell table:style-name="Tableau14.C2" office:value-type="string">
            <text:p text:style-name="Table_20_Contents">Exigences fonctionnelles ou non fonctionnelles indispensables.</text:p>
          </table:table-cell>
        </table:table-row>
        <table:table-row table:style-name="Tableau14.3">
          <table:table-cell table:style-name="Tableau14.A2" office:value-type="string">
            <text:p text:style-name="P5">IMP</text:p>
          </table:table-cell>
          <table:table-cell table:style-name="Tableau14.A2" office:value-type="string">
            <text:p text:style-name="Table_20_Contents">Importante</text:p>
          </table:table-cell>
          <table:table-cell table:style-name="Tableau14.C2" office:value-type="string">
            <text:p text:style-name="Table_20_Contents">Exigences souhaitées mais non exigées.</text:p>
          </table:table-cell>
        </table:table-row>
        <table:table-row table:style-name="Tableau14.1">
          <table:table-cell table:style-name="Tableau14.A4" office:value-type="string">
            <text:p text:style-name="P5">MIN</text:p>
          </table:table-cell>
          <table:table-cell table:style-name="Tableau14.A4" office:value-type="string">
            <text:p text:style-name="Table_20_Contents">Mineure</text:p>
          </table:table-cell>
          <table:table-cell table:style-name="Tableau14.C4" office:value-type="string">
            <text:p text:style-name="Table_20_Contents">Exigences non exigées immédiatement, mais qui devront être prises en compte ultérieurement par le produit (impact sur l'évolutivité).</text:p>
          </table:table-cell>
        </table:table-row>
        <table:table-row table:style-name="Tableau14.1">
          <table:table-cell table:style-name="Tableau14.A4" office:value-type="string">
            <text:p text:style-name="P5">GPL</text:p>
          </table:table-cell>
          <table:table-cell table:style-name="Tableau14.A4" office:value-type="string">
            <text:p text:style-name="Table_20_Contents">Licence Publique Générale GNU</text:p>
          </table:table-cell>
          <table:table-cell table:style-name="Tableau14.C4" office:value-type="string">
            <text:p text:style-name="Table_20_Contents">Licence qui fixe les conditions légales de distribution des logiciels libres du projet GNU.</text:p>
          </table:table-cell>
        </table:table-row>
      </table:table>
      <text:p text:style-name="P4"/>
      <text:p text:style-name="P4"/>
      <text:h text:style-name="Heading_20_1" text:outline-level="1"><text:s/><text:span text:style-name="T16">Présentation générale du projet</text:span></text:h>
      <text:h text:style-name="Heading_20_2" text:outline-level="2"><text:s/><text:span text:style-name="T16">Analyse de l'existant</text:span></text:h>
      <text:p text:style-name="Standard"/>
      <text:p text:style-name="P12"><text:span text:style-name="T4">Dropbox</text:span><text:span text:style-name="T19"> est un service de stockage et de partage de fichiers en ligne </text:span><text:span text:style-name="T21">proposé par l'entreprise </text:span><text:span text:style-name="T5">Dropbox, Inc</text:span><text:span text:style-name="T21">.</text:span></text:p>
      <text:p text:style-name="P12"><text:span text:style-name="T19">Il permet de synchroniser automatiquement avec un serveur distant</text:span><text:span text:style-name="T21"> </text:span><text:span text:style-name="T19">des répertoires choisis sur </text:span><text:span text:style-name="T21">plusieurs </text:span><text:span text:style-name="T19">machines </text:span><text:span text:style-name="T21">utilisateur</text:span><text:span text:style-name="T17">s</text:span><text:span text:style-name="T19">. </text:span><text:span text:style-name="T21">Le serveur distant qui stocke les fichiers est un serveur appartenant à </text:span><text:span text:style-name="T5">DropBox Inc</text:span><text:span text:style-name="T21">. </text:span><text:span text:style-name="T22">Les fichiers deviennent donc accessibles par le web via </text:span><text:span text:style-name="T21">n'importe quel navigateur web, mais aussi en utilisant un client multi-système d'exploitation (Linux, Mac </text:span><text:span text:style-name="T38">OS</text:span><text:span text:style-name="T21">, M</text:span><text:span text:style-name="T38">icrosoft</text:span><text:span text:style-name="T21"> Windows, iOS …).</text:span></text:p>
      <text:p text:style-name="P12"><text:span text:style-name="T19">Les intérêts </text:span><text:span text:style-name="T20">d'un tel logiciel </text:span><text:span text:style-name="T19">sont évidents : la synchronisation automatique protège les données quasiment en temps réel, et elle permet de travailler à partir de plusieurs machines sur les mêmes fichiers de manière complètement transparente (sans avoir besoin de se connecter à un serveur pour accéder à des documents).</text:span></text:p>
      <text:h text:style-name="Heading_20_2" text:outline-level="2"><text:s/>Énoncé<text:span text:style-name="T23"> du besoin du client</text:span></text:h>
      <text:p text:style-name="Standard"/>
      <text:p text:style-name="P12"><text:span text:style-name="T24">Un des gros </text:span><text:span text:style-name="T17">inconvénients</text:span><text:span text:style-name="T24"> de </text:span><text:span text:style-name="T6">DropBox</text:span><text:span text:style-name="T24"> est qu'il </text:span><text:span text:style-name="T25">impose d’avoir une totale confiance dans le gestionnaire du serveur central qui stocke les fichiers. Ce serveur, qui est hébergé par </text:span><text:span text:style-name="T7">DropBox Inc.</text:span><text:span text:style-name="T25">, pourrait à tout moment accéder à </text:span><text:span text:style-name="T17">vos</text:span><text:span text:style-name="T25"> données confidentielles.</text:span></text:p>
      <text:p text:style-name="P12">Un autre inconvénient est que le logiciel est propriétaire, et devient payant pour plus de 2 Go d'espace de stockage.</text:p>
      <text:p text:style-name="P12">De plus, le logiciel souffre d'autres défauts, en particulier le fait qu'il n'est pas possible de <text:s/>configurer et <text:span text:style-name="T17">de </text:span>personnaliser très proprement les répertoires à partager.</text:p>
      <text:p text:style-name="P14">Par conséquent, concevoir et réaliser un logiciel capable de mimer les fonctionnalités de <text:span text:style-name="T1">DropBox</text:span> mais avec un serveur local permettrait de mettre à disposition des entreprises et universités qui le souhaitent un logiciel équivalent, avec l<text:span text:style-name="T75">'avantage</text:span> de la confidentialité des données synchronisés et d'un déploiement <text:span text:style-name="T75">sur</text:span> réseau local.</text:p>
      <text:p text:style-name="P14"/>
      <text:p text:style-name="P14"/>
      <text:h text:style-name="Heading_20_2" text:outline-level="2"><text:soft-page-break/><text:s/><text:span text:style-name="T26">Définition du projet et des livrables</text:span></text:h>
      <text:p text:style-name="Standard"/>
      <text:p text:style-name="P12"><text:span text:style-name="T27">Le projet </text:span><text:span text:style-name="T18">est</text:span><text:span text:style-name="T27"> intitulé </text:span><text:span text:style-name="T8">Développement d'un clone libre de DropBox</text:span><text:span text:style-name="T27">, </text:span><text:span text:style-name="T18">et </text:span><text:span text:style-name="T28">consiste </text:span><text:span text:style-name="T29">en la mise en place d'un système de stockage, de partage et de synchronisation automatique de fichiers, tel que </text:span><text:span text:style-name="T9">DropBox</text:span><text:span text:style-name="T29">, mais avec le gros avantage de la confidentialité des données assuré</text:span><text:span text:style-name="T76">e</text:span><text:span text:style-name="T29"> grâce au déploiement du serveur de stockage dans un réseau local.</text:span></text:p>
      <text:p text:style-name="P15">Ce système de synchronisation devra se servir d'un serveur SVN pour le stockage des fichiers (il ne s'agit pas de développer un nouvel outil).</text:p>
      <text:p text:style-name="P15">Un manuel utilisateur, un manuel administrateur, ainsi que tous les livrables conçus lors de la phase de développement devront être fournis avec le produit.</text:p>
      <text:p text:style-name="P12"/>
      <text:h text:style-name="Heading_20_2" text:outline-level="2"><text:s/>Contexte du projet</text:h>
      <text:p text:style-name="Standard"/>
      <text:p text:style-name="Standard"><text:span text:style-name="T30">Le projet se situe dans un cadre universitaire. </text:span><text:span text:style-name="T31">Tous les livrables seront conçus à cet effet, </text:span><text:span text:style-name="T32">et le seront sous une</text:span><text:span text:style-name="T31"> licence libre.</text:span></text:p>
      <text:p text:style-name="Standard"><text:s text:c="2"/></text:p>
      <text:h text:style-name="Heading_20_1" text:outline-level="1"><text:s/>Exigences sur le produit<text:bookmark-start text:name="_Ref462634616"/></text:h>
      <text:h text:style-name="Heading_20_2" text:outline-level="2"><text:s/>Capacités Fonctionnelles</text:h>
      <text:h text:style-name="Heading_20_3" text:outline-level="3"><text:s/>Description des fonctionnalités</text:h>
      <text:p text:style-name="Standard"/>
      <text:p text:style-name="P12"><text:span text:style-name="T29">Le produit à </text:span><text:span text:style-name="T41">concevoir</text:span><text:span text:style-name="T29"> </text:span><text:span text:style-name="T77">se décompose en deux parties. Il est</text:span><text:span text:style-name="T58"> destiné à interagir avec un serveur SVN </text:span><text:span text:style-name="T77">existant ou pas</text:span><text:span text:style-name="T58">.</text:span></text:p>
      <text:p text:style-name="P16"/>
      <text:p text:style-name="P12"><text:span text:style-name="T58">C'</text:span><text:span text:style-name="T29">est </text:span><text:span text:style-name="T58">en fait </text:span><text:span text:style-name="T42">un système client-serveur </text:span><text:span text:style-name="T18">qui se </text:span><text:span text:style-name="T58">définit comme suit :</text:span></text:p>
      <text:p text:style-name="P12"><text:span text:style-name="T58"/></text:p>
      <text:list xml:id="list361454254" text:style-name="L1">
        <text:list-item>
          <text:p text:style-name="P36"><text:span text:style-name="T54">Une </text:span><text:span text:style-name="T55">partie</text:span><text:span text:style-name="T54"> cliente</text:span><text:span text:style-name="T42"> : </text:span></text:p>
          <text:p text:style-name="P37"><text:span text:style-name="T77">Elle est composée d'une application cliente à proprement parlé et d'une interface de configuration.</text:span></text:p>
          <text:p text:style-name="P36"><text:span text:style-name="T43"/></text:p>
        </text:list-item>
      </text:list>
      <text:p text:style-name="P17"/>
      <text:list xml:id="list694154175" text:continue-numbering="true" text:style-name="L1">
        <text:list-item>
          <text:p text:style-name="P36"><text:span text:style-name="T56">Une </text:span><text:span text:style-name="T55">partie</text:span><text:span text:style-name="T54"> </text:span><text:span text:style-name="T56">s</text:span><text:span text:style-name="T54">erveur</text:span> : </text:p>
          <text:p text:style-name="P37"><text:span text:style-name="T77">Elle est composée d'une application serveur à proprement parlé, d'une interface de configuration, d'une interface web et d'une base de données.</text:span></text:p>
          <text:p text:style-name="P37"><text:span text:style-name="T10">Si le serveur SVN ne préexiste pas, elle est capable d'en créer un sur la machine locale de l'utilisateur.</text:span><text:span text:style-name="T10"><office:annotation><dc:creator>Yann MAHE</dc:creator><dc:date>2011-03-02T17:51:06</dc:date><text:p text:style-name="P73"><text:span text:style-name="T93">J'ai alléger ici les descriptions car elles me paraissaient répétitives par rapport à ce qui suit immédiatement.</text:span></text:p><text:p text:style-name="P73"><text:span text:style-name="T93"/></text:p><text:p text:style-name="P73"><text:span text:style-name="T93">En plus :</text:span></text:p><text:p text:style-name="P73"><text:span text:style-name="T93">Gestion des utilisateurs HL</text:span></text:p><text:p text:style-name="P73"><text:span text:style-name="T93">Démarrage client</text:span></text:p></office:annotation></text:span></text:p>
          <text:p text:style-name="P39"/>
          <text:p text:style-name="P39"/>
        </text:list-item>
      </text:list>
      <text:p text:style-name="P11"/>
      <text:p text:style-name="P11"/>
      <text:p text:style-name="P11"/>
      <text:p text:style-name="P44"><text:span text:style-name="T78">INTRODUIRE ICI SCHEMA ENSEMBLE</text:span></text:p>
      <text:p text:style-name="P11"/>
      <text:p text:style-name="P11"/>
      <text:p text:style-name="P11"/>
      <text:p text:style-name="P11"/>
      <text:p text:style-name="P11"/>
      <text:p text:style-name="P11"/>
      <text:p text:style-name="P11"/>
      <text:p text:style-name="P11"/>
      <text:p text:style-name="P7"><text:soft-page-break/>Fonctionnalités offertes par l<text:span text:style-name="T78">a partie</text:span> client<text:span text:style-name="T78">e</text:span> :</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Table_20_Heading"><text:span text:style-name="T46">Nom de la fonction</text:span><text:span text:style-name="T47">nalité</text:span></text:p>
            <text:p text:style-name="Table_20_Heading"/>
          </table:table-cell>
          <table:table-cell table:style-name="Table2.A1" office:value-type="string">
            <text:p text:style-name="P71"><text:span text:style-name="T78">Module concerné</text:span></text:p>
          </table:table-cell>
          <table:table-cell table:style-name="Table2.C1" office:value-type="string">
            <text:p text:style-name="Table_20_Heading">Description</text:p>
          </table:table-cell>
        </table:table-row>
        <table:table-row>
          <table:table-cell table:style-name="Table2.A2" office:value-type="string">
            <text:p text:style-name="P52"><text:span text:style-name="T79">S'identifier au près du serveur.</text:span></text:p>
          </table:table-cell>
          <table:table-cell table:style-name="Table2.A2" office:value-type="string">
            <text:p text:style-name="P52"><text:span text:style-name="T79">Application</text:span></text:p>
          </table:table-cell>
          <table:table-cell table:style-name="Table2.C2" office:value-type="string">
            <text:p text:style-name="P52"><text:span text:style-name="T79">Le client doit être capable de s'identifier auprès du serveur afin que celui-ci connaisse son identité.</text:span></text:p>
          </table:table-cell>
        </table:table-row>
        <table:table-row>
          <table:table-cell table:style-name="Table2.A2" office:value-type="string">
            <text:p text:style-name="Table_20_Contents"><text:span text:style-name="T48">Détecter</text:span><text:span text:style-name="T47"> </text:span><text:span text:style-name="T49">les changements dans les répertoires partagés.</text:span></text:p>
          </table:table-cell>
          <table:table-cell table:style-name="Table2.A2" office:value-type="string">
            <text:p text:style-name="P51"><text:span text:style-name="T78">Application</text:span></text:p>
          </table:table-cell>
          <table:table-cell table:style-name="Table2.C2" office:value-type="string">
            <text:p text:style-name="Table_20_Contents">Le client doit posséder la liste des répertoires partagés sur l'ordinateur, et doit <text:span text:style-name="T44">être </text:span><text:span text:style-name="T39">capable de détecter les</text:span> changements <text:s/>dans ces répertoires.</text:p>
          </table:table-cell>
        </table:table-row>
        <table:table-row>
          <table:table-cell table:style-name="Table2.A2" office:value-type="string">
            <text:p text:style-name="P52"><text:span text:style-name="T79">Prévenir le serveur d'une modification dans le(s) répertoire(s) surveillé(s) et lui envoyer la liste du/des fichier(s) modifié(s).</text:span></text:p>
          </table:table-cell>
          <table:table-cell table:style-name="Table2.A2" office:value-type="string">
            <text:p text:style-name="P52"><text:span text:style-name="T79">Application</text:span></text:p>
          </table:table-cell>
          <table:table-cell table:style-name="Table2.C2" office:value-type="string">
            <text:p text:style-name="Table_20_Contents">Lorsqu'il y a détection d'un<text:span text:style-name="T45">(e)</text:span> <text:span text:style-name="T45">ajout/</text:span>mise à jour/<text:span text:style-name="T45">suppression</text:span> d'un fichier, le client doit être capable <text:span text:style-name="T79">de prévenir le serveur et</text:span> de <text:span text:style-name="T79">lui</text:span> transférer <text:span text:style-name="T79">le(s) fichiers concernés</text:span>.</text:p>
          </table:table-cell>
        </table:table-row>
        <table:table-row>
          <table:table-cell table:style-name="Table2.A2" office:value-type="string">
            <text:p text:style-name="P53"><text:span text:style-name="T80">Recevoir une liste de fichiers modifiés correspondant à une mise à jour.</text:span></text:p>
          </table:table-cell>
          <table:table-cell table:style-name="Table2.A2" office:value-type="string">
            <text:p text:style-name="P53"><text:span text:style-name="T80">Application</text:span></text:p>
          </table:table-cell>
          <table:table-cell table:style-name="Table2.C2" office:value-type="string">
            <text:p text:style-name="P53"><text:span text:style-name="T80">Le client doit être </text:span><text:span text:style-name="T85">prêt à</text:span><text:span text:style-name="T80"> recevoir une mise à jour du serveur et donc correctement actualiser les répertoires synchronisés.</text:span></text:p>
          </table:table-cell>
        </table:table-row>
        <table:table-row>
          <table:table-cell table:style-name="Table2.A2" office:value-type="string">
            <text:p text:style-name="Table_20_Contents">Permettre <text:span text:style-name="T81">la configuration et la</text:span> personnalis<text:span text:style-name="T81">ation</text:span> <text:span text:style-name="T81">d</text:span>es r<text:span text:style-name="T40">é</text:span>pertoires à <text:span text:style-name="T81">synchroniser</text:span></text:p>
          </table:table-cell>
          <table:table-cell table:style-name="Table2.A2" office:value-type="string">
            <text:p text:style-name="P54"><text:span text:style-name="T81">Interface de configuration</text:span></text:p>
          </table:table-cell>
          <table:table-cell table:style-name="Table2.C2" office:value-type="string">
            <text:p text:style-name="P54"><text:span text:style-name="T81">L'interface de configuration doit permettre l'accès graphique à plusieurs options tel que le paramétrage de adresse serveur et la personnalisation du répertoire synchronisé.</text:span></text:p>
          </table:table-cell>
        </table:table-row>
      </table:table>
      <text:p text:style-name="P7"/>
      <text:p text:style-name="P7"/>
      <text:p text:style-name="P7"/>
      <text:p text:style-name="P7"/>
      <text:p text:style-name="P7"/>
      <text:p text:style-name="Standard"><text:span text:style-name="T52">Fonctionnalités offertes par l</text:span><text:span text:style-name="T57">a partie</text:span><text:span text:style-name="T52"> </text:span><text:span text:style-name="T53">serveur</text:span><text:span text:style-name="T52"> :</text:span></text:p>
      <text:p text:style-name="Standard"/>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Heading"><text:span text:style-name="T46">Nom de la fonction</text:span><text:span text:style-name="T47">nalité</text:span></text:p>
            <text:p text:style-name="Table_20_Contents"/>
          </table:table-cell>
          <table:table-cell table:style-name="Tableau2.A1" office:value-type="string">
            <text:p text:style-name="P72"><text:span text:style-name="T82">Module concerné</text:span></text:p>
          </table:table-cell>
          <table:table-cell table:style-name="Tableau2.C1" office:value-type="string">
            <text:p text:style-name="Table_20_Heading">Description</text:p>
          </table:table-cell>
        </table:table-row>
        <table:table-row>
          <table:table-cell table:style-name="Tableau2.A2" office:value-type="string">
            <text:p text:style-name="P62"><text:span text:style-name="T91">Créer un serveur SVN sur la machine locale.</text:span></text:p>
          </table:table-cell>
          <table:table-cell table:style-name="Tableau2.A2" office:value-type="string">
            <text:p text:style-name="P62"><text:span text:style-name="T91">Application</text:span></text:p>
            <text:p text:style-name="P62"><text:span text:style-name="T91"/></text:p>
            <text:p text:style-name="P62"><text:span text:style-name="T91">Serveur SVN</text:span></text:p>
          </table:table-cell>
          <table:table-cell table:style-name="Tableau2.C2" office:value-type="string">
            <text:p text:style-name="P63"><text:span text:style-name="T92">Le serveur doit être capable de créer un serveur SVN locale sur la machine de l'utilisateur si celui-ci ne souhaite pas en importer un déjà existant.</text:span></text:p>
          </table:table-cell>
        </table:table-row>
        <table:table-row>
          <table:table-cell table:style-name="Tableau2.A2" office:value-type="string">
            <text:p text:style-name="P55"><text:span text:style-name="T82">Recevoir une liste de fichiers modifiés correspondant à une mise à jour d'un client, </text:span><text:span text:style-name="T83">et les importer sur le serveur SVN.</text:span></text:p>
          </table:table-cell>
          <table:table-cell table:style-name="Tableau2.A2" office:value-type="string">
            <text:p text:style-name="P55"><text:span text:style-name="T82">Application</text:span></text:p>
            <text:p text:style-name="P55"><text:span text:style-name="T82"/></text:p>
            <text:p text:style-name="P56"><text:span text:style-name="T83">Serveur SVN</text:span></text:p>
          </table:table-cell>
          <table:table-cell table:style-name="Tableau2.C2" office:value-type="string">
            <text:p text:style-name="P56"><text:span text:style-name="T83">Le serveur doit être prêt à recevoir de la part d'un client une liste de fichiers modifiés. Il doit ensuite être capable de transférer cette modification sur le serveur SVN. </text:span></text:p>
          </table:table-cell>
        </table:table-row>
        <table:table-row>
          <table:table-cell table:style-name="Tableau2.A2" office:value-type="string">
            <text:p text:style-name="P55"><text:span text:style-name="T82">Envoyer </text:span><text:span text:style-name="T83">la liste des fichiers modifiés reçue aux autres clients.</text:span></text:p>
          </table:table-cell>
          <table:table-cell table:style-name="Tableau2.A2" office:value-type="string">
            <text:p text:style-name="P56"><text:span text:style-name="T83">Application</text:span></text:p>
          </table:table-cell>
          <table:table-cell table:style-name="Tableau2.C2" office:value-type="string">
            <text:p text:style-name="Table_20_Contents"><text:span text:style-name="T50">Le serveur </text:span><text:span text:style-name="T51">doit être </text:span><text:span text:style-name="T85">capable d'</text:span><text:span text:style-name="T51">avertir </text:span><text:span text:style-name="T84">et de mettre à jour</text:span><text:span text:style-name="T51"> </text:span><text:span text:style-name="T50">tous les clients</text:span><text:span text:style-name="T51"> </text:span><text:span text:style-name="T84">lorsqu'une modification est reçue.</text:span></text:p>
          </table:table-cell>
        </table:table-row>
        <table:table-row>
          <table:table-cell table:style-name="Tableau2.A2" office:value-type="string">
            <text:p text:style-name="P58"><text:span text:style-name="T87">Création </text:span><text:span text:style-name="T90">(modification ou suppression)</text:span><text:span text:style-name="T87"> d'un nouvel administrateur et d'un nouveau dépôt.</text:span></text:p>
          </table:table-cell>
          <table:table-cell table:style-name="Tableau2.A2" office:value-type="string">
            <text:p text:style-name="P59"><text:span text:style-name="T88">Interface Web</text:span></text:p>
            <text:p text:style-name="P59"><text:span text:style-name="T88"/></text:p>
            <text:p text:style-name="P59"><text:span text:style-name="T88">Base de données</text:span></text:p>
            <text:p text:style-name="P60"><text:span text:style-name="T89"/></text:p>
            <text:p text:style-name="P60"><text:span text:style-name="T89">Application</text:span></text:p>
            <text:p text:style-name="P59"><text:span text:style-name="T88"/></text:p>
            <text:p text:style-name="P59"><text:span text:style-name="T88">Serveur SVN</text:span></text:p>
          </table:table-cell>
          <table:table-cell table:style-name="Tableau2.C2" office:value-type="string">
            <text:p text:style-name="P59"><text:span text:style-name="T88">L'interface web doit permettre au Super Administrateur de créer un nouveau dépôt et son nouvel administrateur. Les informations relatives aux nouveaux comptes crées devront être stockées dans la base de données. </text:span><text:span text:style-name="T89">L'application devra être capable de relayer la requête jusqu'au serveur SVN, pour que ces modifications soient prises en compte. </text:span></text:p>
          </table:table-cell>
        </table:table-row>
        <text:soft-page-break/>
        <table:table-row>
          <table:table-cell table:style-name="Tableau2.A2" office:value-type="string">
            <text:p text:style-name="P61"><text:span text:style-name="T90">Création (modification ou suppression) d'un nouveau client.</text:span></text:p>
          </table:table-cell>
          <table:table-cell table:style-name="Tableau2.A2" office:value-type="string">
            <text:p text:style-name="P61"><text:span text:style-name="T88">Interface Web</text:span></text:p>
            <text:p text:style-name="P61"><text:span text:style-name="T88"/></text:p>
            <text:p text:style-name="P61"><text:span text:style-name="T88">Base de données</text:span></text:p>
            <text:p text:style-name="P61"><text:span text:style-name="T89"/></text:p>
            <text:p text:style-name="P61"><text:span text:style-name="T89">Application</text:span></text:p>
            <text:p text:style-name="P61"><text:span text:style-name="T88"/></text:p>
            <text:p text:style-name="P61"><text:span text:style-name="T88">Serveur SVN</text:span></text:p>
          </table:table-cell>
          <table:table-cell table:style-name="Tableau2.C2" office:value-type="string">
            <text:p text:style-name="P59"><text:span text:style-name="T88">L'interface web doit permettre </text:span><text:span text:style-name="T90">à l'administrateur</text:span><text:span text:style-name="T88"> de créer un nouveau </text:span><text:span text:style-name="T90">client</text:span><text:span text:style-name="T88"> </text:span><text:span text:style-name="T90">pour son dépôt</text:span><text:span text:style-name="T88">. Les informations relatives aux nouveaux comptes crées devront être stockées dans la base de données. </text:span><text:span text:style-name="T89">L'application devra être capable de relayer la requête jusqu'au serveur SVN, pour que ces modifications soient prises en compte. </text:span></text:p>
          </table:table-cell>
        </table:table-row>
        <table:table-row table:style-name="Tableau2.7">
          <table:table-cell table:style-name="Tableau2.A2" office:value-type="string">
            <text:p text:style-name="Table_20_Contents">Permettre la configuration.</text:p>
            <text:p text:style-name="Table_20_Contents"/>
          </table:table-cell>
          <table:table-cell table:style-name="Tableau2.A2" office:value-type="string">
            <text:p text:style-name="P50"><text:span text:style-name="T86">Interface de configuration</text:span></text:p>
          </table:table-cell>
          <table:table-cell table:style-name="Tableau2.C2" office:value-type="string">
            <text:p text:style-name="P57"><text:span text:style-name="T86">L'interface de configuration doit permettre l'accès graphique à plusieurs options tel que le paramétrage du serveur SVN.</text:span></text:p>
          </table:table-cell>
        </table:table-row>
      </table:table>
      <text:h text:style-name="P64" text:outline-level="2" text:is-list-header="true"/>
      <text:h text:style-name="P68" text:outline-level="3"><text:s/><text:bookmark-start text:name="_Ref480802508"/>Interopérabilité<text:bookmark-end text:name="_Ref480802508"/></text:h>
      <text:p text:style-name="P25"/>
      <text:p text:style-name="P25"/>
      <text:h text:style-name="P68" text:outline-level="3"><text:s/>Conformité réglementaire</text:h>
      <text:p text:style-name="P25"/>
      <text:p text:style-name="P9"/>
      <text:h text:style-name="Heading_20_2" text:outline-level="2"><text:s/>Exigences non fonctionnelles</text:h>
      <text:p text:style-name="P22"/>
      <text:h text:style-name="P69" text:outline-level="3"><text:s/>Sécurité</text:h>
      <text:p text:style-name="P21"/>
      <text:p text:style-name="P12">Le logiciel <text:span text:style-name="T33">devra fournir les moyens nécessaires pour rendre l'accès aux fichiers, sécurisé. Si besoin est, des protocoles sécurisés seront utilisés pour la communication entre le serveur et les clients.</text:span> Il devra donc fournir des fonctionnalités d'authentification pour les <text:span text:style-name="T33">clients</text:span> <text:span text:style-name="T33">vers</text:span> le <text:span text:style-name="T33">serveur.</text:span></text:p>
      <text:p text:style-name="P24"/>
      <text:h text:style-name="Heading_20_3" text:outline-level="3"><text:s/>Rendement</text:h>
      <text:p text:style-name="P22"/>
      <text:p text:style-name="P27">Le client et le serveur s'exécutant en tâche de fond, ils devront être assez fluide d'exécution, pour que l'utilisateur final ne perçoit pas de ralentissement sur sa machine.</text:p>
      <text:p text:style-name="P22"/>
      <text:h text:style-name="Heading_20_3" text:outline-level="3"><text:s/><text:bookmark-start text:name="_Ref480284659"/>Maintenabilité<text:bookmark-end text:name="_Ref480284659"/></text:h>
      <text:p text:style-name="P23"/>
      <text:p text:style-name="P26">Le logiciel est livré avec un dossier d'étude complet contenant ses documents descriptifs, sa structure et dynamique. De plus, les sources du code commentées seront également livrées.</text:p>
      <text:p text:style-name="P23"/>
      <text:h text:style-name="Heading_20_3" text:outline-level="3"><text:s/>Portabilité</text:h>
      <text:p text:style-name="P18"/>
      <text:p text:style-name="P10"><text:span text:style-name="T34">Le logiciel fonctionnera </text:span><text:span text:style-name="T37">à priori </text:span><text:span text:style-name="T34">sur </text:span><text:span text:style-name="T35">les trois systèmes d'exploitations les plus répandus à savoir : M</text:span><text:span text:style-name="T36">icrosoft</text:span><text:span text:style-name="T35"> Windows, Linux, et Mac OS</text:span><text:span text:style-name="T34">.</text:span></text:p>
      <text:p text:style-name="P10"/>
      <text:h text:style-name="Heading_20_3" text:outline-level="3"><text:soft-page-break/><text:span text:style-name="T34"><text:s/></text:span><text:span text:style-name="T37">Facilité d'utilisation</text:span></text:h>
      <text:p text:style-name="Standard"><text:span text:style-name="T37">Le logiciel devra aussi assurer un niveau acceptable d'ergonomie et de facilité d'utilisation. </text:span><text:span text:style-name="T35">Pour cela, des interfaces de configuration seront disponibles pour le client et le serveur.</text:span></text:p>
      <text:p text:style-name="Standard">Pour plus de détails, les utilisateurs pourront toujours se référer au manuel d'utilisation.</text:p>
      <text:p text:style-name="P18"/>
      <text:h text:style-name="Heading_20_2" text:outline-level="2"><text:s/>Exigences concernant le développement du produit</text:h>
      <text:h text:style-name="Heading_20_3" text:outline-level="3"><text:s/>Objectifs de délais</text:h>
      <text:p text:style-name="Standard"/>
      <text:h text:style-name="Heading_20_3" text:outline-level="3"><text:s/>Objectifs de coûts</text:h>
      <text:p text:style-name="Text_20_body_20_comment"/>
      <text:p text:style-name="Standard"/>
      <text:h text:style-name="Heading_20_3" text:outline-level="3"><text:s/>Exigences de réalisation</text:h>
      <text:p text:style-name="Text_20_body_20_comment"/>
      <text:h text:style-name="Heading_20_1" text:outline-level="1"><text:s/><text:span text:style-name="T60">Description des cas d'utilisation</text:span></text:h>
      <text:h text:style-name="P65" text:outline-level="2"><text:s/>Scénarios d'utilisation</text:h>
      <text:h text:style-name="P66" text:outline-level="2"><text:s/>Exemples</text:h>
      <text:p text:style-name="Standard"/>
      <text:h text:style-name="Heading_20_1" text:outline-level="1"><text:bookmark-end text:name="_Ref462634616"/><text:s/><text:bookmark-start text:name="_Ref463950305"/>Synthèse des Exigences<text:bookmark-end text:name="_Ref463950305"/></text:h>
      <text:h text:style-name="Heading_20_2" text:outline-level="2"><text:s/><text:bookmark-start text:name="_Ref462631390"/>Hiérarchisation des exigences<text:bookmark-end text:name="_Ref462631390"/> fonctionnelles</text:h>
      <text:h text:style-name="P67" text:outline-level="2"><text:s/><text:bookmark-start text:name="_Ref4626313901"/>Hiérarchisation des exigences<text:bookmark-end text:name="_Ref4626313901"/> non fonctionnelles</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Ubuntu" svg:font-family="Ubuntu"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Cambria Math" svg:font-family="'Cambria Math'"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Ubuntu1" svg:font-family="Ubuntu"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Calibri" fo:font-size="11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ab-stops/>
      </style:paragraph-properties>
      <style:text-properties fo:font-size="10pt" style:font-size-asian="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08in solid #000000" fo:keep-with-next="always"/>
      <style:text-properties fo:text-transform="uppercase" fo:font-size="18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61in" fo:margin-bottom="0.0429in" fo:text-indent="0in" style:auto-text-indent="false" fo:keep-with-next="always"/>
      <style:text-properties fo:font-size="14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left="0in" fo:margin-right="0in" fo:margin-top="0.122in" fo:margin-bottom="0.0429in" fo:text-indent="0in" style:auto-text-indent="false" fo:keep-with-next="always"/>
      <style:text-properties fo:font-size="12pt" fo:font-weight="bold" style:font-size-asian="14pt" style:font-weight-asian="bold"/>
    </style:style>
    <style:style style:name="Heading_20_4" style:display-name="Heading 4" style:family="paragraph" style:parent-style-name="Standard" style:next-style-name="Standard" style:class="text">
      <style:paragraph-properties fo:margin-left="0in" fo:margin-right="0in" fo:margin-top="0.0417in" fo:margin-bottom="0.0417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left="0in" fo:margin-right="0in" fo:margin-top="0.0417in" fo:margin-bottom="0.0417in" fo:text-indent="0in" style:auto-text-indent="false" fo:keep-with-next="always"/>
      <style:text-properties fo:font-size="11pt" fo:font-weight="bold" style:font-size-asian="11pt" style:font-weight-asian="bold"/>
    </style:style>
    <style:style style:name="Heading_20_6" style:display-name="Heading 6" style:family="paragraph" style:parent-style-name="Heading_20_5" style:next-style-name="Standard" style:class="text">
      <style:paragraph-properties fo:margin-left="0in" fo:margin-right="0in" fo:text-indent="0in" style:auto-text-indent="false"/>
      <style:text-properties fo:font-size="10pt" style:font-size-asian="10pt"/>
    </style:style>
    <style:style style:name="Heading_20_7" style:display-name="Heading 7" style:family="paragraph" style:parent-style-name="Heading_20_6" style:next-style-name="Standard" style:class="text">
      <style:paragraph-properties fo:margin-left="0in" fo:margin-right="0in" fo:text-indent="0in" style:auto-text-indent="false"/>
      <style:text-properties fo:font-style="italic" fo:font-weight="normal" style:font-style-asian="italic" style:font-weight-asian="normal"/>
    </style:style>
    <style:style style:name="Heading_20_8" style:display-name="Heading 8" style:family="paragraph" style:parent-style-name="Heading_20_7" style:next-style-name="Standard" style:class="text">
      <style:paragraph-properties fo:margin-left="0in" fo:margin-right="0in" fo:text-indent="0in" style:auto-text-indent="false"/>
    </style:style>
    <style:style style:name="Heading_20_9" style:display-name="Heading 9" style:family="paragraph" style:parent-style-name="Heading_20_8" style:next-style-name="Standard" style:class="text"/>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left="0in" fo:padding-right="0in" fo:padding-top="0in" fo:padding-bottom="0.0138in" fo:border-left="none" fo:border-right="none" fo:border-top="none" fo:border-bottom="0.0008in solid #000000">
        <style:tab-stops>
          <style:tab-stop style:position="3.15in" style:type="center"/>
          <style:tab-stop style:position="6.3in" style:type="right"/>
        </style:tab-stops>
      </style:paragraph-properties>
      <style:text-properties fo:font-size="8pt" style:font-size-asian="8pt"/>
    </style:style>
    <style:style style:name="Footer" style:family="paragraph" style:parent-style-name="Standard" style:class="extra">
      <style:paragraph-properties fo:padding-left="0in" fo:padding-right="0in" fo:padding-top="0.0138in" fo:padding-bottom="0in" fo:border-left="none" fo:border-right="none" fo:border-top="0.0008in solid #000000" fo:border-bottom="none">
        <style:tab-stops>
          <style:tab-stop style:position="3.15in" style:type="center"/>
          <style:tab-stop style:position="6.3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list-style-name="WW8Num78" style:class="extra">
      <style:paragraph-properties fo:margin-left="0in" fo:margin-right="0in" fo:margin-top="0.0835in" fo:margin-bottom="0.0835in" fo:text-align="center" style:justify-single-word="false" fo:text-indent="0in" style:auto-text-indent="false"/>
      <style:text-properties fo:font-style="italic" style:font-style-asian="italic"/>
    </style:style>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1654in" fo:margin-bottom="0.398in" fo:text-align="center" style:justify-single-word="false" fo:text-indent="0in" style:auto-text-indent="false" text:number-lines="false" text:line-number="0"/>
      <style:text-properties fo:text-transform="uppercase" style:font-name="Times" fo:font-size="2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1665in" fo:margin-bottom="0.0835in" fo:text-indent="0in" style:auto-text-indent="false">
        <style:tab-stops/>
      </style:paragraph-properties>
      <style:text-properties fo:text-transform="uppercase" fo:font-size="12pt" fo:font-weight="bold" style:font-weight-asian="bold"/>
    </style:style>
    <style:style style:name="Contents_20_2" style:display-name="Contents 2" style:family="paragraph" style:parent-style-name="Standard" style:next-style-name="Standard" style:class="index">
      <style:paragraph-properties fo:margin-left="0.0398in" fo:margin-right="0in" fo:margin-top="0.0783in" fo:margin-bottom="0.0043in" fo:text-indent="0in" style:auto-text-indent="false"/>
      <style:text-properties fo:font-variant="normal" fo:text-transform="none" fo:font-size="11pt"/>
    </style:style>
    <style:style style:name="Contents_20_3" style:display-name="Contents 3" style:family="paragraph" style:parent-style-name="Standard" style:next-style-name="Standard" style:class="index">
      <style:paragraph-properties fo:margin-left="0.0783in" fo:margin-right="0in" fo:text-indent="0in" style:auto-text-indent="false" fo:background-color="transparent">
        <style:background-image/>
      </style:paragraph-properties>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Title" style:family="paragraph" style:parent-style-name="Standard" style:next-style-name="Subtitle" style:class="chapter">
      <style:paragraph-properties fo:margin-top="0.1665in" fo:margin-bottom="0.1665in" fo:text-align="center" style:justify-single-word="false"/>
      <style:text-properties fo:text-transform="uppercase" fo:font-size="20pt" fo:font-weight="bold" style:letter-kerning="true"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able_20_des_20_illustrations" style:display-name="WW-Table des illustrations" style:family="paragraph" style:parent-style-name="Standard" style:next-style-name="Standard">
      <style:paragraph-properties fo:margin-left="0.278in" fo:margin-right="0in" fo:text-indent="-0.278in" style:auto-text-indent="false"/>
    </style:style>
    <style:style style:name="WW-Liste_20_à_20_puces" style:display-name="WW-Liste à puces" style:family="paragraph" style:parent-style-name="Standard" style:list-style-name="WW8Num6">
      <style:paragraph-properties fo:margin-left="0in" fo:margin-right="0in" fo:text-indent="0in" style:auto-text-indent="false"/>
      <style:text-properties fo:font-style="italic" style:font-style-asian="italic" style:font-style-complex="italic"/>
    </style:style>
    <style:style style:name="WW-Liste_20_à_20_puces_20_2" style:display-name="WW-Liste à puces 2" style:family="paragraph" style:parent-style-name="Standard" style:list-style-name="WW8Num4">
      <style:paragraph-properties fo:margin-left="0in" fo:margin-right="0in" fo:text-indent="0in" style:auto-text-indent="false"/>
    </style:style>
    <style:style style:name="WW-Liste_20_à_20_numéros" style:display-name="WW-Liste à numéros" style:family="paragraph" style:parent-style-name="Standard" style:list-style-name="WW8Num5">
      <style:paragraph-properties fo:margin-left="0in" fo:margin-right="0in" fo:text-indent="0in" style:auto-text-indent="false"/>
    </style:style>
    <style:style style:name="WW-Corps_20_de_20_texte_20_2" style:display-name="WW-Corps de texte 2" style:family="paragraph" style:parent-style-name="Standard">
      <style:paragraph-properties style:text-autospace="none"/>
      <style:text-properties fo:font-size="8pt" fo:font-style="italic" style:font-size-asian="8pt" style:font-style-asian="italic" style:font-style-complex="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6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1z0" style:family="text">
      <style:text-properties style:font-name="Helvetica"/>
    </style:style>
    <style:style style:name="WW8Num34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3z0" style:family="text">
      <style:text-properties style:font-name="Helvetica"/>
    </style:style>
    <style:style style:name="WW8Num44z0" style:family="text">
      <style:text-properties style:font-name="Symbol"/>
    </style:style>
    <style:style style:name="WW8Num46z0" style:family="text">
      <style:text-properties style:font-name="Symbol"/>
    </style:style>
    <style:style style:name="WW8Num48z0" style:family="text">
      <style:text-properties style:font-name="Symbol"/>
    </style:style>
    <style:style style:name="WW8Num50z0" style:family="text">
      <style:text-properties style:font-name="Symbol"/>
    </style:style>
    <style:style style:name="WW8Num52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9z0" style:family="text">
      <style:text-properties style:font-name="Symbol"/>
    </style:style>
    <style:style style:name="WW8Num61z0" style:family="text">
      <style:text-properties style:font-name="Symbol"/>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5z0" style:family="text">
      <style:text-properties style:font-name="Symbol"/>
    </style:style>
    <style:style style:name="WW8Num76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1z0" style:family="text">
      <style:text-properties style:font-name="Symbol"/>
    </style:style>
    <style:style style:name="WW8Num85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font-name="Symbol"/>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8z0" style:family="text">
      <style:text-properties style:font-name="Symbol"/>
    </style:style>
    <style:style style:name="WW8Num102z0" style:family="text">
      <style:text-properties style:font-name="Symbol"/>
    </style:style>
    <style:style style:name="WW8Num103z0" style:family="text">
      <style:text-properties style:font-name="Symbol"/>
    </style:style>
    <style:style style:name="WW8Num105z0" style:family="text">
      <style:text-properties style:font-name="Symbol"/>
    </style:style>
    <style:style style:name="WW8Num108z0" style:family="text">
      <style:text-properties style:font-name="Symbol"/>
    </style:style>
    <style:style style:name="WW8Num109z0" style:family="text">
      <style:text-properties style:font-name="Symbol"/>
    </style:style>
    <style:style style:name="WW8Num110z0" style:family="text">
      <style:text-properties style:font-name="Symbol"/>
    </style:style>
    <style:style style:name="WW8Num110z1" style:family="text">
      <style:text-properties style:font-name="Courier New"/>
    </style:style>
    <style:style style:name="WW8Num110z2" style:family="text">
      <style:text-properties style:font-name="Wingdings"/>
    </style:style>
    <style:style style:name="WW8Num118z0"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St4z0" style:family="text">
      <style:text-properties style:font-name="Symbol"/>
    </style:style>
    <style:style style:name="WW8NumSt5z0" style:family="text">
      <style:text-properties style:font-name="Symbol"/>
    </style:style>
    <style:style style:name="WW-Police_20_par_20_défaut" style:display-name="WW-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2008in"/>
      </text:outline-level-style>
      <text:outline-level-style text:level="2" style:num-format="1" text:display-levels="2">
        <style:list-level-properties text:min-label-width="0.3425in"/>
      </text:outline-level-style>
      <text:outline-level-style text:level="3" style:num-format="1" text:display-levels="3">
        <style:list-level-properties text:min-label-width="0.4602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fo:font-family="'Courier New'" style:font-family-generic="modern" style:font-pitch="fixed"/>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fo:font-family="'Courier New'" style:font-family-generic="modern" style:font-pitch="fixed"/>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fo:font-family="'Courier New'" style:font-family-generic="modern" style:font-pitch="fixed"/>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space-before="0.5902in" text:min-label-width="0.1972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 text:consecutive-numbering="true">
      <text:list-level-style-number text:level="1" text:style-name="WW8Num31z0"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bullet text:level="1" text:style-name="WW8Num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6"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 text:consecutive-numbering="true">
      <text:list-level-style-bullet text:level="1" text:style-name="WW8Num3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number text:level="1" text:style-name="WW8Num43z0"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4" text:consecutive-numbering="true">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1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25in"/>
      </text:list-level-style-number>
      <text:list-level-style-number text:level="8" style:num-suffix="." style:num-format="1" text:display-levels="8">
        <style:list-level-properties text:space-before="1.75in" text:min-label-width="1.5in"/>
      </text:list-level-style-number>
      <text:list-level-style-number text:level="9" style:num-suffix="." style:num-format="1" text:display-levels="9">
        <style:list-level-properties text:space-before="2in" text:min-label-width="1.5in"/>
      </text:list-level-style-number>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7"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6" text:consecutive-numbering="true">
      <text:list-level-style-bullet text:level="1" text:style-name="WW8Num56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0"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number text:level="1" text:style-name="WW8Num63z0" style:num-prefix="" style:num-format="">
        <style:list-level-properties text:space-before="0.43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5" text:consecutive-numbering="true">
      <text:list-level-style-bullet text:level="1" text:style-name="WW8Num6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6" text:consecutive-numbering="true">
      <text:list-level-style-bullet text:level="1" text:style-name="WW8Num7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consecutive-numbering="true">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fo:font-family="'Courier New'" style:font-family-generic="modern" style:font-pitch="fixed"/>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fo:font-family="'Courier New'" style:font-family-generic="modern" style:font-pitch="fixed"/>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fo:font-family="'Courier New'" style:font-family-generic="modern" style:font-pitch="fixed"/>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1" text:consecutive-numbering="true">
      <text:list-level-style-bullet text:level="1" text:style-name="WW8Num8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4"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5" text:consecutive-numbering="true">
      <text:list-level-style-bullet text:level="1" text:style-name="WW8Num8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88"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9" text:consecutive-numbering="true">
      <text:list-level-style-number text:level="1" style:num-suffix="." style:num-format="1" text:start-value="6">
        <style:list-level-properties text:min-label-width="0.4898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0"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1" text:consecutive-numbering="true">
      <text:list-level-style-bullet text:level="1" text:style-name="WW8Num91z0" style:num-suffix="." text:bullet-char="">
        <style:list-level-properties text:min-label-width="0.25in"/>
        <style:text-properties style:font-name="Symbol"/>
      </text:list-level-style-bullet>
      <text:list-level-style-bullet text:level="2" text:style-name="WW8Num91z1" style:num-suffix="." text:bullet-char="o">
        <style:list-level-properties text:space-before="0.5in" text:min-label-width="0.25in"/>
        <style:text-properties fo:font-family="'Courier New'" style:font-family-generic="modern" style:font-pitch="fixed"/>
      </text:list-level-style-bullet>
      <text:list-level-style-bullet text:level="3" text:style-name="WW8Num91z2" style:num-suffix="." text:bullet-char="">
        <style:list-level-properties text:space-before="1in" text:min-label-width="0.25in"/>
        <style:text-properties style:font-name="Wingdings"/>
      </text:list-level-style-bullet>
      <text:list-level-style-bullet text:level="4" text:style-name="WW8Num91z0" style:num-suffix="." text:bullet-char="">
        <style:list-level-properties text:space-before="1.5in" text:min-label-width="0.25in"/>
        <style:text-properties style:font-name="Symbol"/>
      </text:list-level-style-bullet>
      <text:list-level-style-bullet text:level="5" text:style-name="WW8Num91z1" style:num-suffix="." text:bullet-char="o">
        <style:list-level-properties text:space-before="2in" text:min-label-width="0.25in"/>
        <style:text-properties fo:font-family="'Courier New'" style:font-family-generic="modern" style:font-pitch="fixed"/>
      </text:list-level-style-bullet>
      <text:list-level-style-bullet text:level="6" text:style-name="WW8Num91z2" style:num-suffix="." text:bullet-char="">
        <style:list-level-properties text:space-before="2.5in" text:min-label-width="0.25in"/>
        <style:text-properties style:font-name="Wingdings"/>
      </text:list-level-style-bullet>
      <text:list-level-style-bullet text:level="7" text:style-name="WW8Num91z0" style:num-suffix="." text:bullet-char="">
        <style:list-level-properties text:space-before="3in" text:min-label-width="0.25in"/>
        <style:text-properties style:font-name="Symbol"/>
      </text:list-level-style-bullet>
      <text:list-level-style-bullet text:level="8" text:style-name="WW8Num91z1" style:num-suffix="." text:bullet-char="o">
        <style:list-level-properties text:space-before="3.5in" text:min-label-width="0.25in"/>
        <style:text-properties fo:font-family="'Courier New'" style:font-family-generic="modern" style:font-pitch="fixed"/>
      </text:list-level-style-bullet>
      <text:list-level-style-bullet text:level="9" text:style-name="WW8Num9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2" text:consecutive-numbering="true">
      <text:list-level-style-bullet text:level="1" text:style-name="WW8Num9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3" text:consecutive-numbering="true">
      <text:list-level-style-bullet text:level="1" text:style-name="WW8Num93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4" text:consecutive-numbering="true">
      <text:list-level-style-bullet text:level="1" text:style-name="WW8Num94z0" style:num-suffix="." text:bullet-char="">
        <style:list-level-properties text:min-label-width="0.25in"/>
        <style:text-properties style:font-name="Symbol"/>
      </text:list-level-style-bullet>
      <text:list-level-style-bullet text:level="2" text:style-name="WW8Num94z1" style:num-suffix="." text:bullet-char="o">
        <style:list-level-properties text:space-before="0.5in" text:min-label-width="0.25in"/>
        <style:text-properties fo:font-family="'Courier New'" style:font-family-generic="modern" style:font-pitch="fixed"/>
      </text:list-level-style-bullet>
      <text:list-level-style-bullet text:level="3" text:style-name="WW8Num94z2" style:num-suffix="." text:bullet-char="">
        <style:list-level-properties text:space-before="1in" text:min-label-width="0.25in"/>
        <style:text-properties style:font-name="Wingdings"/>
      </text:list-level-style-bullet>
      <text:list-level-style-bullet text:level="4" text:style-name="WW8Num94z0" style:num-suffix="." text:bullet-char="">
        <style:list-level-properties text:space-before="1.5in" text:min-label-width="0.25in"/>
        <style:text-properties style:font-name="Symbol"/>
      </text:list-level-style-bullet>
      <text:list-level-style-bullet text:level="5" text:style-name="WW8Num94z1" style:num-suffix="." text:bullet-char="o">
        <style:list-level-properties text:space-before="2in" text:min-label-width="0.25in"/>
        <style:text-properties fo:font-family="'Courier New'" style:font-family-generic="modern" style:font-pitch="fixed"/>
      </text:list-level-style-bullet>
      <text:list-level-style-bullet text:level="6" text:style-name="WW8Num94z2" style:num-suffix="." text:bullet-char="">
        <style:list-level-properties text:space-before="2.5in" text:min-label-width="0.25in"/>
        <style:text-properties style:font-name="Wingdings"/>
      </text:list-level-style-bullet>
      <text:list-level-style-bullet text:level="7" text:style-name="WW8Num94z0" style:num-suffix="." text:bullet-char="">
        <style:list-level-properties text:space-before="3in" text:min-label-width="0.25in"/>
        <style:text-properties style:font-name="Symbol"/>
      </text:list-level-style-bullet>
      <text:list-level-style-bullet text:level="8" text:style-name="WW8Num94z1" style:num-suffix="." text:bullet-char="o">
        <style:list-level-properties text:space-before="3.5in" text:min-label-width="0.25in"/>
        <style:text-properties fo:font-family="'Courier New'" style:font-family-generic="modern" style:font-pitch="fixed"/>
      </text:list-level-style-bullet>
      <text:list-level-style-bullet text:level="9" text:style-name="WW8Num94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consecutive-numbering="true">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6"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7"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8" text:consecutive-numbering="true">
      <text:list-level-style-bullet text:level="1" text:style-name="WW8Num9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9"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0"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1"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2" text:consecutive-numbering="true">
      <text:list-level-style-bullet text:level="1" text:style-name="WW8Num10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3" text:consecutive-numbering="true">
      <text:list-level-style-bullet text:level="1" text:style-name="WW8Num10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1.7724in" text:min-label-width="0.1965in"/>
      </text:list-level-style-number>
    </text:list-style>
    <text:list-style style:name="WW8Num105" text:consecutive-numbering="true">
      <text:list-level-style-bullet text:level="1" text:style-name="WW8Num10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7" text:consecutive-numbering="true">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8" text:consecutive-numbering="true">
      <text:list-level-style-bullet text:level="1" text:style-name="WW8Num10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9" text:consecutive-numbering="true">
      <text:list-level-style-bullet text:level="1" text:style-name="WW8Num10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0" text:consecutive-numbering="true">
      <text:list-level-style-bullet text:level="1" text:style-name="WW8Num110z0" style:num-suffix="." text:bullet-char="">
        <style:list-level-properties text:space-before="0.25in" text:min-label-width="0.25in"/>
        <style:text-properties style:font-name="Symbol"/>
      </text:list-level-style-bullet>
      <text:list-level-style-bullet text:level="2" text:style-name="WW8Num110z1" style:num-suffix="." text:bullet-char="o">
        <style:list-level-properties text:space-before="0.75in" text:min-label-width="0.25in"/>
        <style:text-properties fo:font-family="'Courier New'" style:font-family-generic="modern" style:font-pitch="fixed"/>
      </text:list-level-style-bullet>
      <text:list-level-style-bullet text:level="3" text:style-name="WW8Num110z2" style:num-suffix="." text:bullet-char="">
        <style:list-level-properties text:space-before="1.25in" text:min-label-width="0.25in"/>
        <style:text-properties style:font-name="Wingdings"/>
      </text:list-level-style-bullet>
      <text:list-level-style-bullet text:level="4" text:style-name="WW8Num110z0" style:num-suffix="." text:bullet-char="">
        <style:list-level-properties text:space-before="1.75in" text:min-label-width="0.25in"/>
        <style:text-properties style:font-name="Symbol"/>
      </text:list-level-style-bullet>
      <text:list-level-style-bullet text:level="5" text:style-name="WW8Num110z1" style:num-suffix="." text:bullet-char="o">
        <style:list-level-properties text:space-before="2.25in" text:min-label-width="0.25in"/>
        <style:text-properties fo:font-family="'Courier New'" style:font-family-generic="modern" style:font-pitch="fixed"/>
      </text:list-level-style-bullet>
      <text:list-level-style-bullet text:level="6" text:style-name="WW8Num110z2" style:num-suffix="." text:bullet-char="">
        <style:list-level-properties text:space-before="2.75in" text:min-label-width="0.25in"/>
        <style:text-properties style:font-name="Wingdings"/>
      </text:list-level-style-bullet>
      <text:list-level-style-bullet text:level="7" text:style-name="WW8Num110z0" style:num-suffix="." text:bullet-char="">
        <style:list-level-properties text:space-before="3.25in" text:min-label-width="0.25in"/>
        <style:text-properties style:font-name="Symbol"/>
      </text:list-level-style-bullet>
      <text:list-level-style-bullet text:level="8" text:style-name="WW8Num110z1" style:num-suffix="." text:bullet-char="o">
        <style:list-level-properties text:space-before="3.75in" text:min-label-width="0.25in"/>
        <style:text-properties fo:font-family="'Courier New'" style:font-family-generic="modern" style:font-pitch="fixed"/>
      </text:list-level-style-bullet>
      <text:list-level-style-bullet text:level="9" text:style-name="WW8Num1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1.7724in" text:min-label-width="0.1965in"/>
      </text:list-level-style-number>
    </text:list-style>
    <text:list-style style:name="WW8Num112"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3"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1.7724in" text:min-label-width="0.1965in"/>
      </text:list-level-style-number>
    </text:list-style>
    <text:list-style style:name="WW8Num115"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7"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8" text:consecutive-numbering="true">
      <text:list-level-style-bullet text:level="1" text:style-name="WW8Num11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9" text:consecutive-numbering="true">
      <text:list-level-style-bullet text:level="1" text:style-name="WW8Num11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0" text:consecutive-numbering="true">
      <text:list-level-style-bullet text:level="1" text:style-name="WW8Num12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1" text:consecutive-numbering="true">
      <text:list-level-style-bullet text:level="1" text:style-name="WW8Num12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2" text:consecutive-numbering="true">
      <text:list-level-style-bullet text:level="1" text:style-name="WW8Num12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728in" fo:page-height="11.6925in" style:num-format="1" style:print-orientation="portrait" fo:margin-top="0.5118in" fo:margin-bottom="0.5118in" fo:margin-left="0.9846in" fo:margin-right="0.9846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756in" fo:margin-left="0in" fo:margin-right="0in" fo:margin-bottom="0.0791in" style:dynamic-spacing="true"/>
      </style:header-style>
      <style:footer-style>
        <style:header-footer-properties fo:min-height="0.2756in" fo:margin-left="0in" fo:margin-right="0in" fo:margin-top="0.0791in" style:dynamic-spacing="true"/>
      </style:footer-style>
    </style:page-layout>
    <style:page-layout style:name="Mpm2">
      <style:page-layout-properties fo:page-width="8.2728in" fo:page-height="11.6925in" style:num-format="1" style:print-orientation="portrait" fo:margin-top="0.7874in" fo:margin-bottom="0.5118in" fo:margin-left="0.9846in" fo:margin-right="0.9846in" style:writing-mode="lr-tb" style:layout-grid-color="#c0c0c0" style:layout-grid-lines="41"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756in" fo:margin-left="0in" fo:margin-right="0in" fo:margin-top="0.0791in" style:dynamic-spacing="true"/>
      </style:footer-style>
    </style:page-layout>
    <style:page-layout style:name="Mpm3">
      <style:page-layout-properties fo:page-width="8.2728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tab/>Cahier des charges<text:tab/> <text:s/>/ <text:s text:c="3"/>/ <text:s text:c="6"/></text:p>
      </style:header>
      <style:footer>
        <text:p text:style-name="Footer"><text:tab/><text:tab/>Page <text:page-number text:select-page="current">9</text:page-number> sur <text:span text:style-name="Page_20_Number"><text:page-count style:num-format="1">9</text:page-count></text:span></text:p>
      </style:footer>
    </style:master-page>
    <style:master-page style:name="First_20_Page" style:display-name="First Page" style:page-layout-name="Mpm2" style:next-style-name="Standard">
      <style:footer>
        <text:p text:style-name="Footer"><text:tab/><text:tab/><text:span text:style-name="Page_20_Number"><text:page-count style:num-format="1">9</text:page-count></text:span><text:span text:style-name="Page_20_Number"> pages</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ahier des charges</dc:title>
    <meta:initial-creator>lassudrie</meta:initial-creator>
    <meta:creation-date>2004-08-03T16:02:00</meta:creation-date>
    <dc:date>2011-03-02T20:40:20</dc:date>
    <meta:print-date>2005-09-07T09:10:10</meta:print-date>
    <dc:language>en-US</dc:language>
    <meta:editing-cycles>242</meta:editing-cycles>
    <meta:editing-duration>PT23H57M45S</meta:editing-duration>
    <dc:creator>Yann MAHE</dc:creator>
    <meta:document-statistic meta:table-count="5" meta:image-count="0" meta:object-count="0" meta:page-count="9" meta:paragraph-count="183" meta:word-count="1799" meta:character-count="12026"/>
    <meta:user-defined meta:name="Info 1"/>
    <meta:user-defined meta:name="Info 2"/>
    <meta:user-defined meta:name="Info 3"/>
    <meta:user-defined meta:name="Info 4"/>
  </office:meta>
</office:document-meta>
</file>